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bin" svg:font-family="Cabin" style:font-pitch="variable"/>
    <style:font-face style:name="cmex10" svg:font-family="cmex10" style:font-pitch="variable"/>
    <style:font-face style:name="rsfs10" svg:font-family="rsfs10"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thJax_SansSerif1" svg:font-family="MathJax_SansSerif" style:font-family-generic="system" style:font-pitch="variable"/>
  </office:font-face-decls>
  <office:automatic-styles>
    <style:style style:name="Table1" style:family="table">
      <style:table-properties style:width="6.6931in" fo:margin-left="-0.0813in" fo:margin-top="0in" fo:margin-bottom="0in" table:align="left" style:writing-mode="lr-tb"/>
    </style:style>
    <style:style style:name="Table1.A" style:family="table-column">
      <style:table-column-properties style:column-width="3.346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P1"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44pt" fo:font-style="normal" style:text-underline-style="none" fo:font-weight="normal" style:font-name-asian="Liberation Serif1" style:font-size-asian="44pt" style:font-style-asian="normal" style:font-weight-asian="normal" style:font-name-complex="Liberation Serif1" style:font-size-complex="44pt"/>
    </style:style>
    <style:style style:name="P2"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4"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Liberation Serif" fo:font-size="18pt" fo:font-style="normal" style:text-underline-style="none" fo:font-weight="normal" style:font-name-asian="Liberation Serif1" style:font-size-asian="18pt" style:font-style-asian="normal" style:font-weight-asian="normal" style:font-name-complex="Liberation Serif1" style:font-size-complex="18pt"/>
    </style:style>
    <style:style style:name="P6"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0in" fo:margin-right="0in" fo:margin-top="0in" fo:margin-bottom="0.0972in" style:contextual-spacing="false" fo:line-height="108%" fo:text-align="justify" style:justify-single-word="false" fo:keep-together="auto" fo:orphans="0" fo:widows="0" fo:text-indent="0in" style:auto-text-indent="false" fo:break-before="page" fo:background-color="#eeeeee" fo:padding="0.0138in" fo:border="1.5pt solid #000001" fo:keep-with-next="auto">
        <style:background-image/>
      </style:paragraph-properties>
      <style:text-properties fo:font-variant="normal" fo:text-transform="none" fo:color="#000000" style:text-line-through-style="none" style:text-line-through-typ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P8" style:family="paragraph" style:parent-style-name="Standard">
      <style:paragraph-properties fo:margin-left="0in" fo:margin-right="0in" fo:margin-top="0in" fo:margin-bottom="0.0972in" style:contextual-spacing="false" fo:line-height="108%" fo:text-align="justify" style:justify-single-word="false" fo:keep-together="auto" fo:orphans="0" fo:widows="0" fo:text-indent="0in" style:auto-text-indent="false" fo:background-color="#eeeeee" fo:padding="0.0138in" fo:border="1.5pt solid #000001" fo:keep-with-next="auto">
        <style:background-image/>
      </style:paragraph-properties>
    </style:style>
    <style:style style:name="P9" style:family="paragraph" style:parent-style-name="Standard">
      <style:paragraph-properties fo:margin-left="0in" fo:margin-right="0in" fo:margin-top="0in" fo:margin-bottom="0.0972in" style:contextual-spacing="false" fo:line-height="108%" fo:text-align="justify" style:justify-single-word="false" fo:keep-together="auto" fo:orphans="0" fo:widows="0" fo:text-indent="0in" style:auto-text-indent="false" fo:background-color="#eeeeee" fo:padding="0.0138in" fo:border="1.5pt solid #000001" fo:keep-with-next="auto">
        <style:background-image/>
      </style:paragraph-properties>
      <style:text-properties fo:font-variant="normal" fo:text-transform="none" fo:color="#000000" style:text-line-through-style="none" style:text-line-through-typ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P10" style:family="paragraph" style:parent-style-name="Standard">
      <style:paragraph-properties fo:margin-left="0in" fo:margin-right="0in" fo:margin-top="0.0555in" fo:margin-bottom="0in" style: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in" style: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1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style>
    <style:style style:name="P14" style:family="paragraph" style:parent-style-name="Standard">
      <style:paragraph-properties fo:margin-left="0.25in" fo:margin-right="0in" fo:margin-top="0.0417in" fo:margin-bottom="0in" style: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25in" fo:margin-right="0in" fo:margin-top="0.0417in" fo:margin-bottom="0.0555in" style: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5in" fo:margin-right="0in" fo:margin-top="0.0417in" fo:margin-bottom="0in" style: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5in" fo:margin-right="0in" fo:margin-top="0in" fo:margin-bottom="0.0972in" style: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5in" fo:margin-right="0in" fo:margin-top="0in" fo:margin-bottom="0.0972in" style:contextual-spacing="false" fo:line-height="120%" fo:text-align="justify" style:justify-single-word="false" fo:keep-together="auto" fo:orphans="0" fo:widows="0" fo:text-indent="0in" style:auto-text-indent="false" fo:keep-with-next="auto"/>
    </style:style>
    <style:style style:name="P19"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20" style:family="paragraph" style:parent-style-name="Standard">
      <style:paragraph-properties fo:margin-left="0.5in" fo:margin-right="0in" fo:margin-top="0.1665in" fo:margin-bottom="0.0835in" style:contextual-spacing="false" fo:line-height="100%" fo:text-align="start" style:justify-single-word="false" fo:keep-together="auto" fo:orphans="0" fo:widows="0" fo:text-indent="0in" style:auto-text-indent="false" fo:break-before="page" fo:keep-with-next="always"/>
      <style:text-properties fo:font-variant="normal" fo:text-transform="none" fo:color="#000000" style:text-line-through-style="none" style:text-line-through-type="none" style:text-position="0% 100%" style:font-name="Liberation Sans" fo:font-size="28pt" fo:font-style="italic" style:text-underline-style="none" fo:font-weight="bold" style:font-name-asian="Liberation Sans1" style:font-size-asian="28pt" style:font-style-asian="italic" style:font-weight-asian="bold" style:font-name-complex="Liberation Sans1" style:font-size-complex="28pt"/>
    </style:style>
    <style:style style:name="P21" style:family="paragraph" style:parent-style-name="Standard">
      <style:paragraph-properties fo:margin-left="0.1965in" fo:margin-right="0in" fo:margin-top="0in" fo:margin-bottom="0in" style:contextual-spacing="false" fo:line-height="100%" fo:text-align="start" style:justify-single-word="false" fo:keep-together="auto" fo:orphans="0" fo:widows="0" fo:text-indent="0in" style:auto-text-indent="false" fo:keep-with-next="auto">
        <style:tab-stops>
          <style:tab-stop style:position="6.4965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top="0in" fo:margin-bottom="0in" style:contextual-spacing="false"/>
    </style:style>
    <style:style style:name="P23" style:family="paragraph" style:parent-style-name="Standard">
      <style:paragraph-properties fo:margin-top="0in" fo:margin-bottom="0in" style:contextual-spacing="false"/>
      <style:text-properties fo:font-style="normal" style:font-style-asian="normal"/>
    </style:style>
    <style:style style:name="P24" style:family="paragraph" style:parent-style-name="Standard">
      <style:paragraph-properties fo:margin-top="0in" fo:margin-bottom="0in" style:contextual-spacing="false"/>
      <style:text-properties fo:color="#000000"/>
    </style:style>
    <style:style style:name="P25" style:family="paragraph" style:parent-style-name="Standard">
      <style:paragraph-properties fo:margin-top="0in" fo:margin-bottom="0in" style:contextual-spacing="false"/>
      <style:text-properties fo:color="#000000" fo:font-weight="bold" style:font-weight-asian="bold"/>
    </style:style>
    <style:style style:name="P26" style:family="paragraph" style:parent-style-name="Standard">
      <style:paragraph-properties fo:margin-top="0in" fo:margin-bottom="0in" style:contextual-spacing="false" fo:text-align="start" style:justify-single-word="false"/>
    </style:style>
    <style:style style:name="P27" style:family="paragraph" style:parent-style-name="Standard">
      <style:paragraph-properties fo:margin-top="0in" fo:margin-bottom="0in" style:contextual-spacing="false" fo:text-align="start" style:justify-single-word="false"/>
      <style:text-properties fo:font-style="italic" style:font-style-asian="italic"/>
    </style:style>
    <style:style style:name="P28" style:family="paragraph" style:parent-style-name="Standard">
      <style:paragraph-properties fo:margin-top="0in" fo:margin-bottom="0.0972in" style:contextual-spacing="false" fo:line-height="108%" fo:text-align="justify" style:justify-single-word="false" fo:background-color="#eeeeee" fo:padding="0.0138in" fo:border="1.5pt solid #000001">
        <style:background-image/>
      </style:paragraph-properties>
    </style:style>
    <style:style style:name="P29" style:family="paragraph" style:parent-style-name="Standard">
      <style:paragraph-properties fo:margin-top="0in" fo:margin-bottom="0.0972in" style:contextual-spacing="false" fo:line-height="108%" fo:text-align="justify" style:justify-single-word="false" fo:background-color="#eeeeee" fo:padding="0.0138in" fo:border="1.5pt solid #000001">
        <style:background-image/>
      </style:paragraph-properties>
      <style:text-properties style:font-name="MathJax_SansSerif" style:font-name-asian="MathJax_SansSerif1" style:font-name-complex="MathJax_SansSerif1"/>
    </style:style>
    <style:style style:name="P30"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5in" style:auto-text-indent="false" fo:break-before="pag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1" style:family="paragraph" style:parent-style-name="Standard">
      <style:paragraph-properties fo:margin-left="0.75in" fo:margin-right="0in" fo:margin-top="0in" fo:margin-bottom="0.0972in" style: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32" style:family="paragraph" style:parent-style-name="Heading_20_3">
      <style:paragraph-properties fo:margin-top="0.0972in" fo:margin-bottom="0.0835in" style:contextual-spacing="false"/>
    </style:style>
    <style:style style:name="P33" style:family="paragraph" style:parent-style-name="Heading_20_1">
      <style:paragraph-properties fo:margin-top="0.1665in" fo:margin-bottom="0.0835in" style:contextual-spacing="false"/>
    </style:style>
    <style:style style:name="P34" style:family="paragraph" style:parent-style-name="Heading_20_2">
      <style:paragraph-properties fo:margin-top="0.139in" fo:margin-bottom="0.0835in" style:contextual-spacing="false"/>
    </style:style>
    <style:style style:name="P35" style:family="paragraph" style:parent-style-name="Heading_20_2">
      <style:paragraph-properties fo:margin-top="0.139in" fo:margin-bottom="0.0835in" style:contextual-spacing="false" fo:orphans="2" fo:widows="2"/>
    </style:style>
    <style:style style:name="P36" style:family="paragraph" style:parent-style-name="Standard">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7" style:family="paragraph" style:parent-style-name="Standard">
      <style:text-properties fo:font-variant="normal" fo:text-transform="none" fo:color="#000000" style:text-line-through-style="none" style:text-line-through-typ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P38" style:family="paragraph" style:parent-style-name="Standard">
      <style:text-properties officeooo:rsid="000b3f7a" officeooo:paragraph-rsid="000b3f7a"/>
    </style:style>
    <style:style style:name="P39" style:family="paragraph" style:parent-style-name="Standard">
      <style:text-properties style:font-name="MathJax_SansSerif" officeooo:paragraph-rsid="000b3f7a" style:font-name-asian="MathJax_SansSerif1" style:font-name-complex="MathJax_SansSerif1"/>
    </style:style>
    <style:style style:name="P40" style:family="paragraph" style:parent-style-name="Standard">
      <style:text-properties officeooo:paragraph-rsid="000cd47c"/>
    </style:style>
    <style:style style:name="P41" style:family="paragraph" style:parent-style-name="Standard" style:list-style-name="WWNum11">
      <style:paragraph-properties fo:margin-left="1.1in" fo:margin-right="0in" fo:margin-top="0in" fo:margin-bottom="0.7874in" style:contextual-spacing="false" fo:line-height="100%" fo:text-align="center" style:justify-single-word="false" fo:keep-together="auto" fo:orphans="0" fo:widows="0" fo:text-indent="-1.1in" style:auto-text-indent="false" fo:keep-with-next="auto">
        <style:tab-stops>
          <style:tab-stop style:position="3.3465in" style:type="center"/>
          <style:tab-stop style:position="6.6929in" style:type="right"/>
        </style:tab-stops>
      </style:paragraph-properties>
    </style:style>
    <style:style style:name="P42" style:family="paragraph" style:parent-style-name="Standard">
      <style:paragraph-properties fo:margin-left="0in" fo:margin-right="0in" fo:margin-top="0.1665in" fo:margin-bottom="0.0835in" style:contextual-spacing="false" fo:line-height="100%"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P43" style:family="paragraph" style:parent-style-name="Standard">
      <style:paragraph-properties fo:margin-left="0in" fo:margin-right="0in" fo:margin-top="0in" fo:margin-bottom="0.0972in" style:contextual-spacing="false" fo:line-height="120%" fo:text-align="center" style:justify-single-word="false" fo:keep-together="auto" fo:orphans="0" fo:widows="0" fo:text-indent="0in" style:auto-text-indent="false" fo:keep-with-next="auto"/>
      <style:text-properties fo:font-style="italic" style:font-style-asian="italic"/>
    </style:style>
    <style:style style:name="P44"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5"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46"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keep-with-next="auto"/>
      <style:text-properties style:text-position="0% 100%"/>
    </style:style>
    <style:style style:name="P47"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keep-with-next="auto"/>
    </style:style>
    <style:style style:name="P48"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in" style:auto-text-indent="false" fo:keep-with-next="auto"/>
      <style:text-properties officeooo:paragraph-rsid="000cd47c"/>
    </style:style>
    <style:style style:name="P49" style:family="paragraph" style:parent-style-name="Standard">
      <style:paragraph-properties fo:margin-left="0in" fo:margin-right="0in" fo:margin-top="0in" fo:margin-bottom="0.0972in" style:contextual-spacing="false" fo:line-height="108%" fo:text-align="justify" style:justify-single-word="false" fo:keep-together="auto" fo:orphans="0" fo:widows="0" fo:text-indent="0in" style:auto-text-indent="false" fo:background-color="#eeeeee" fo:padding="0.0138in" fo:border="1.5pt solid #000001" fo:keep-with-next="auto">
        <style:background-image/>
      </style:paragraph-properties>
      <style:text-properties fo:font-variant="normal" fo:text-transform="none" fo:color="#000000" style:text-line-through-style="none" style:text-line-through-typ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P50" style:family="paragraph" style:parent-style-name="Standard">
      <style:paragraph-properties fo:margin-left="0in" fo:margin-right="0in" fo:margin-top="0in" fo:margin-bottom="0.0972in" style:contextual-spacing="false" fo:line-height="120%" fo:text-align="justify" style:justify-single-word="false" fo:orphans="0" fo:widows="0" fo:text-indent="0in" style:auto-text-indent="false"/>
      <style:text-properties officeooo:paragraph-rsid="000cd47c"/>
    </style:style>
    <style:style style:name="P5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text-properties fo:font-weight="bold" style:font-weight-asian="bold"/>
    </style:style>
    <style:style style:name="P52" style:family="paragraph" style:parent-style-name="Standard" style:list-style-name="WWNum12">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53" style:family="paragraph" style:parent-style-name="Standard" style:list-style-name="WWNum13">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54" style:family="paragraph" style:parent-style-name="Standard" style:list-style-name="WWNum1">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55" style:family="paragraph" style:parent-style-name="Standard" style:list-style-name="WWNum2">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56" style:family="paragraph" style:parent-style-name="Standard" style:list-style-name="WWNum3">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57" style:family="paragraph" style:parent-style-name="Standard" style:list-style-name="WWNum4">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58" style:family="paragraph" style:parent-style-name="Standard" style:list-style-name="WWNum5">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59" style:family="paragraph" style:parent-style-name="Standard" style:list-style-name="WWNum7">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60" style:family="paragraph" style:parent-style-name="Standard" style:list-style-name="WWNum9">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61" style:family="paragraph" style:parent-style-name="Standard" style:list-style-name="WWNum10">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62" style:family="paragraph" style:parent-style-name="Standard" style:list-style-name="WWNum5">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3" style:family="paragraph" style:parent-style-name="Standard" style:list-style-name="WWNum9">
      <style:paragraph-properties fo:margin-left="0.5in" fo:margin-right="0in" fo:margin-top="0in" fo:margin-bottom="0.0972in" style:contextual-spacing="false" fo:line-height="120%" fo:text-align="justify" style:justify-single-word="false" fo:keep-together="auto" fo:orphans="0" fo:widows="0" fo:text-indent="-0.25in" style:auto-text-indent="fals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64" style:family="paragraph" style:parent-style-name="Standard" style:list-style-name="WWNum12">
      <style:paragraph-properties fo:margin-left="0.5in" fo:margin-right="0in" fo:margin-top="0in" fo:margin-bottom="0.0972in" style:contextual-spacing="false" fo:line-height="120%" fo:text-align="justify" style:justify-single-word="false" fo:keep-together="auto" fo:orphans="0" fo:widows="0" fo:text-indent="-0.25in" style:auto-text-indent="false" fo:break-before="pag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65" style:family="paragraph" style:parent-style-name="Standard" style:list-style-name="WWNum6">
      <style:paragraph-properties fo:margin-left="0.5in" fo:margin-right="0in" fo:margin-top="0in" fo:margin-bottom="0in" style:contextual-spacing="true" fo:text-indent="-0.25in" style:auto-text-indent="false"/>
    </style:style>
    <style:style style:name="P66" style:family="paragraph" style:parent-style-name="Standard" style:list-style-name="WWNum6">
      <style:paragraph-properties fo:margin-left="0.5in" fo:margin-right="0in" fo:margin-top="0in" fo:margin-bottom="0in" style:contextual-spacing="true" fo:text-indent="-0.25in" style:auto-text-indent="false"/>
      <style:text-properties style:text-position="0% 100%"/>
    </style:style>
    <style:style style:name="P67" style:family="paragraph" style:parent-style-name="Standard" style:list-style-name="WWNum8">
      <style:paragraph-properties fo:margin-left="0.5in" fo:margin-right="0in" fo:margin-top="0in" fo:margin-bottom="0in" style:contextual-spacing="true" fo:text-indent="-0.25in" style:auto-text-indent="false"/>
      <style:text-properties style:text-position="0% 100%"/>
    </style:style>
    <style:style style:name="P68" style:family="paragraph" style:parent-style-name="Standard" style:list-style-name="WWNum5">
      <style:paragraph-properties fo:margin-left="0.5in" fo:margin-right="0in" fo:margin-top="0in" fo:margin-bottom="0in" style:contextual-spacing="true" fo:text-indent="-0.25in" style:auto-text-indent="false"/>
      <style:text-properties style:text-position="0% 100%"/>
    </style:style>
    <style:style style:name="P69" style:family="paragraph" style:parent-style-name="Standard" style:list-style-name="WWNum5">
      <style:paragraph-properties fo:margin-left="0.5in" fo:margin-right="0in" fo:margin-top="0in" fo:margin-bottom="0in" style:contextual-spacing="true" fo:text-indent="-0.25in" style:auto-text-indent="false"/>
    </style:style>
    <style:style style:name="P70" style:family="paragraph" style:parent-style-name="Standard">
      <style:paragraph-properties fo:margin-top="0in" fo:margin-bottom="0in" style:contextual-spacing="false"/>
      <style:text-properties fo:font-style="normal" style:font-style-asian="normal"/>
    </style:style>
    <style:style style:name="P71" style:family="paragraph" style:parent-style-name="Standard">
      <style:paragraph-properties fo:margin-top="0in" fo:margin-bottom="0in" style:contextual-spacing="false"/>
      <style:text-properties style:text-position="0% 100%"/>
    </style:style>
    <style:style style:name="P72" style:family="paragraph" style:parent-style-name="Standard">
      <style:paragraph-properties fo:margin-top="0in" fo:margin-bottom="0.0972in" style:contextual-spacing="false" fo:line-height="108%" fo:text-align="justify" style:justify-single-word="false" fo:background-color="#eeeeee" fo:padding="0.0138in" fo:border="1.5pt solid #000001">
        <style:background-image/>
      </style:paragraph-properties>
      <style:text-properties style:font-name="MathJax_SansSerif" style:font-name-asian="MathJax_SansSerif1" style:font-name-complex="MathJax_SansSerif1"/>
    </style:style>
    <style:style style:name="P73" style:family="paragraph" style:parent-style-name="Standard">
      <style:paragraph-properties fo:margin-top="0in" fo:margin-bottom="0.0972in" style:contextual-spacing="false" fo:line-height="108%" fo:text-align="justify" style:justify-single-word="false" fo:background-color="#eeeeee" fo:padding="0.0138in" fo:border="1.5pt solid #000001">
        <style:background-image/>
      </style:paragraph-properties>
      <style:text-properties style:font-name="MathJax_SansSerif" officeooo:rsid="000b3f7a" officeooo:paragraph-rsid="000b3f7a" style:font-name-asian="MathJax_SansSerif1" style:font-name-complex="MathJax_SansSerif1"/>
    </style:style>
    <style:style style:name="P74" style:family="paragraph" style:parent-style-name="Standard">
      <style:paragraph-properties fo:margin-top="0in" fo:margin-bottom="0.0972in" style:contextual-spacing="false" fo:line-height="108%" fo:text-align="justify" style:justify-single-word="false" fo:background-color="#eeeeee" fo:padding="0.0138in" fo:border="1.5pt solid #000001">
        <style:background-image/>
      </style:paragraph-properties>
      <style:text-properties officeooo:paragraph-rsid="000b3f7a"/>
    </style:style>
    <style:style style:name="P75" style:family="paragraph" style:parent-style-name="Standard">
      <style:paragraph-properties fo:margin-left="0in" fo:margin-right="0in" fo:margin-top="0in" fo:margin-bottom="0.0972in" style:contextual-spacing="false" fo:line-height="120%" fo:text-align="justify" style:justify-single-word="false" fo:keep-together="auto" fo:orphans="0" fo:widows="0" fo:text-indent="0.5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6" style:family="paragraph" style:parent-style-name="Standard" style:list-style-name="WWNum5">
      <style:paragraph-properties fo:margin-left="0.7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77" style:family="paragraph" style:parent-style-name="Standard" style:list-style-name="WWNum9">
      <style:paragraph-properties fo:margin-left="0.75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78" style:family="paragraph" style:parent-style-name="Standard" style:list-style-name="WWNum5">
      <style:paragraph-properties fo:margin-left="1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79" style:family="paragraph" style:parent-style-name="Standard" style:list-style-name="WWNum9">
      <style:paragraph-properties fo:margin-left="1in" fo:margin-right="0in" fo:margin-top="0in" fo:margin-bottom="0.0972in" style:contextual-spacing="false" fo:line-height="120%" fo:text-align="justify" style:justify-single-word="false" fo:keep-together="auto" fo:orphans="0" fo:widows="0" fo:text-indent="-0.25in" style:auto-text-indent="false" fo:keep-with-next="auto"/>
    </style:style>
    <style:style style:name="P80" style:family="paragraph" style:parent-style-name="Text_20_body">
      <style:text-properties officeooo:rsid="000b3f7a" officeooo:paragraph-rsid="000b3f7a"/>
    </style:style>
    <style:style style:name="P81" style:family="paragraph" style:parent-style-name="Text_20_body">
      <style:text-properties officeooo:paragraph-rsid="000b3f7a"/>
    </style:style>
    <style:style style:name="P82" style:family="paragraph" style:parent-style-name="Heading_20_1">
      <style:paragraph-properties fo:margin-top="0.1665in" fo:margin-bottom="0.0835in" style:contextual-spacing="false"/>
      <style:text-properties fo:font-style="normal" style:font-style-asian="normal"/>
    </style:style>
    <style:style style:name="P83" style:family="paragraph" style:parent-style-name="Heading_20_3">
      <style:paragraph-properties fo:margin-top="0.0972in" fo:margin-bottom="0.0835in" style:contextual-spacing="false"/>
      <style:text-properties fo:font-style="normal" style:font-style-asian="normal"/>
    </style:style>
    <style:style style:name="P84" style:family="paragraph" style:parent-style-name="Heading_20_3">
      <style:paragraph-properties fo:margin-top="0.0972in" fo:margin-bottom="0.0835in" style:contextual-spacing="false"/>
      <style:text-properties fo:font-style="normal" fo:font-weight="bold" style:font-style-asian="normal" style:font-weight-asian="bold"/>
    </style:style>
    <style:style style:name="P85" style:family="paragraph" style:parent-style-name="Heading_20_2">
      <style:paragraph-properties fo:margin-top="0.139in" fo:margin-bottom="0.0835in" style:contextual-spacing="false"/>
      <style:text-properties fo:font-style="normal" style:font-style-asian="normal"/>
    </style:style>
    <style:style style:name="P86" style:family="paragraph" style:parent-style-name="Heading_20_2">
      <style:text-properties officeooo:rsid="000b3f7a" officeooo:paragraph-rsid="000b3f7a"/>
    </style:style>
    <style:style style:name="P87" style:family="paragraph" style:parent-style-name="Title" style:master-page-name="Standard">
      <style:paragraph-properties fo:margin-top="0.1665in" fo:margin-bottom="0.0835in" style:contextual-spacing="false" fo:line-height="100%" style:page-number="1"/>
      <style:text-properties fo:font-size="44pt" style:font-size-asian="44pt" style:font-size-complex="44pt"/>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italic" style:text-underline-style="none" fo:font-weight="bold" style:font-name-asian="Liberation Serif1" style:font-size-asian="12pt" style:font-style-asian="italic" style:font-weight-asian="bold"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6" style:family="text">
      <style:text-properties fo:font-variant="normal" fo:text-transform="none" fo:color="#000000" style:text-line-through-style="none" style:text-line-through-type="none" style:text-position="0% 100%" style:font-name="MathJax_SansSerif" fo:font-size="12pt" fo:font-style="normal" style:text-underline-style="none" fo:font-weight="normal" style:font-name-asian="MathJax_SansSerif1" style:font-size-asian="12pt" style:font-style-asian="normal" style:font-weight-asian="normal" style:font-name-complex="MathJax_SansSerif1" style:font-size-complex="12pt"/>
    </style:style>
    <style:style style:name="T7" style:family="text">
      <style:text-properties fo:font-variant="normal" fo:text-transform="none" fo:color="#000000" style:text-line-through-style="none" style:text-line-through-type="none" style:text-position="0% 100%" style:font-name="MathJax_SansSerif" fo:font-size="12pt" fo:font-style="italic" style:text-underline-style="none" fo:font-weight="normal" style:font-name-asian="MathJax_SansSerif1" style:font-size-asian="12pt" style:font-style-asian="italic" style:font-weight-asian="normal" style:font-name-complex="MathJax_SansSerif1" style:font-size-complex="12pt"/>
    </style:style>
    <style:style style:name="T8" style:family="text">
      <style:text-properties fo:font-variant="normal" fo:text-transform="none" fo:color="#000000" style:text-line-through-style="none" style:text-line-through-type="none" style:text-position="0% 100%" style:font-name="MathJax_SansSerif" fo:font-size="11pt" fo:font-style="normal" style:text-underline-style="none" fo:font-weight="normal" style:font-name-asian="MathJax_SansSerif1" style:font-size-asian="11pt" style:font-style-asian="normal" style:font-weight-asian="normal" style:font-name-complex="MathJax_SansSerif1" style:font-size-complex="11pt"/>
    </style:style>
    <style:style style:name="T9" style:family="text">
      <style:text-properties fo:font-variant="normal" fo:text-transform="none" fo:color="#000080" style:text-line-through-style="none" style:text-line-through-type="none" style:text-position="0% 100%" style:font-name="Liberation Serif" fo:font-size="11pt" fo:font-style="normal" style:text-underline-style="solid" style:text-underline-width="auto" style:text-underline-color="font-color" fo:font-weight="normal" style:font-name-asian="Liberation Serif1" style:font-size-asian="11pt" style:font-style-asian="normal" style:font-weight-asian="normal" style:font-name-complex="Liberation Serif1" style:font-size-complex="11pt"/>
    </style:style>
    <style:style style:name="T10" style:family="text">
      <style:text-properties fo:font-variant="normal" fo:text-transform="none" fo:color="#0066ff" style:text-line-through-style="none" style:text-line-through-type="none" style:text-position="0% 100%" style:font-name="Liberation Serif" fo:font-size="12pt" fo:font-style="italic" style:text-underline-style="none" fo:font-weight="bold" style:font-name-asian="Liberation Serif1" style:font-size-asian="12pt" style:font-style-asian="italic" style:font-weight-asian="bold" style:font-name-complex="Liberation Serif1" style:font-size-complex="12pt"/>
    </style:style>
    <style:style style:name="T11" style:family="text">
      <style:text-properties fo:font-variant="normal" fo:text-transform="none" fo:color="#0066ff"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12" style:family="text">
      <style:text-properties fo:font-weight="bold" style:font-weight-asian="bold"/>
    </style:style>
    <style:style style:name="T13" style:family="text">
      <style:text-properties fo:font-weight="bold" officeooo:rsid="000cd47c" style:font-weight-asian="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style:font-style-asian="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text-position="0% 100%"/>
    </style:style>
    <style:style style:name="T22" style:family="text">
      <style:text-properties style:font-name="MathJax_SansSerif" style:font-name-asian="MathJax_SansSerif1" style:font-name-complex="MathJax_SansSerif1"/>
    </style:style>
    <style:style style:name="T23" style:family="text">
      <style:text-properties style:font-name="MathJax_SansSerif" officeooo:rsid="000b3f7a" style:font-name-asian="MathJax_SansSerif1" style:font-name-complex="MathJax_SansSerif1"/>
    </style:style>
    <style:style style:name="T24" style:family="text">
      <style:text-properties style:font-name="MathJax_SansSerif" fo:font-style="italic" style:font-name-asian="MathJax_SansSerif1" style:font-style-asian="italic" style:font-name-complex="MathJax_SansSerif1"/>
    </style:style>
    <style:style style:name="T25" style:family="text">
      <style:text-properties officeooo:rsid="000b3f7a"/>
    </style:style>
    <style:style style:name="T26" style:family="text">
      <style:text-properties style:font-name="rsfs10" style:font-name-asian="MathJax_SansSerif1" style:font-name-complex="MathJax_SansSerif1"/>
    </style:style>
    <style:style style:name="T27" style:family="text">
      <style:text-properties style:font-name="Cabin"/>
    </style:style>
    <style:style style:name="T28" style:family="text">
      <style:text-properties officeooo:rsid="000cd47c"/>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Robocologie User Manual</text:p>
      <text:p text:style-name="P1"/>
      <text:p text:style-name="P2"/>
      <text:p text:style-name="P42">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gjdgxs" text:style-name="Index_20_Link" text:visited-style-name="Index_20_Link"><text:span text:style-name="T12">I. Network</text:span></text:a><text:span text:style-name="T12"><text:tab/>3</text:span></text:p>
          <text:p text:style-name="P14"><text:a xlink:type="simple" xlink:href="#_30j0zll" text:style-name="Index_20_Link" text:visited-style-name="Index_20_Link">Central PC:</text:a><text:tab/>3</text:p>
          <text:p text:style-name="P14"><text:a xlink:type="simple" xlink:href="#_1fob9te" text:style-name="Index_20_Link" text:visited-style-name="Index_20_Link">Raspberry Pi:</text:a><text:tab/>4</text:p>
          <text:p text:style-name="P11"><text:a xlink:type="simple" xlink:href="#_3znysh7" text:style-name="Index_20_Link" text:visited-style-name="Index_20_Link"><text:span text:style-name="T12">II. OctoPY</text:span></text:a><text:span text:style-name="T12"><text:tab/>5</text:span></text:p>
          <text:p text:style-name="P14"><text:a xlink:type="simple" xlink:href="#_2et92p0" text:style-name="Index_20_Link" text:visited-style-name="Index_20_Link">Commands:</text:a><text:tab/>5</text:p>
          <text:p text:style-name="P16"><text:a xlink:type="simple" xlink:href="#_tyjcwt" text:style-name="Index_20_Link" text:visited-style-name="Index_20_Link">Look:</text:a><text:tab/>5</text:p>
          <text:p text:style-name="P16"><text:a xlink:type="simple" xlink:href="#_3dy6vkm" text:style-name="Index_20_Link" text:visited-style-name="Index_20_Link">Send:</text:a><text:tab/>5</text:p>
          <text:p text:style-name="P16"><text:a xlink:type="simple" xlink:href="#_1t3h5sf" text:style-name="Index_20_Link" text:visited-style-name="Index_20_Link">Messages:</text:a><text:tab/>5</text:p>
          <text:p text:style-name="P16"><text:a xlink:type="simple" xlink:href="#_4d34og8" text:style-name="Index_20_Link" text:visited-style-name="Index_20_Link">Hosts list:</text:a><text:tab/>6</text:p>
          <text:p text:style-name="P16"><text:a xlink:type="simple" xlink:href="#_2s8eyo1" text:style-name="Index_20_Link" text:visited-style-name="Index_20_Link">Query:</text:a><text:tab/>6</text:p>
          <text:p text:style-name="P16"><text:a xlink:type="simple" xlink:href="#_17dp8vu" text:style-name="Index_20_Link" text:visited-style-name="Index_20_Link">State:</text:a><text:tab/>6</text:p>
          <text:p text:style-name="P16"><text:a xlink:type="simple" xlink:href="#_3rdcrjn" text:style-name="Index_20_Link" text:visited-style-name="Index_20_Link">Launch:</text:a><text:tab/>7</text:p>
          <text:p text:style-name="P16"><text:a xlink:type="simple" xlink:href="#_26in1rg" text:style-name="Index_20_Link" text:visited-style-name="Index_20_Link">Put:</text:a><text:tab/>7</text:p>
          <text:p text:style-name="P16"><text:a xlink:type="simple" xlink:href="#_lnxbz9" text:style-name="Index_20_Link" text:visited-style-name="Index_20_Link">Get:</text:a><text:tab/>7</text:p>
          <text:p text:style-name="P16"><text:a xlink:type="simple" xlink:href="#_35nkun2" text:style-name="Index_20_Link" text:visited-style-name="Index_20_Link">Help:</text:a><text:tab/>7</text:p>
          <text:p text:style-name="P14"><text:a xlink:type="simple" xlink:href="#_1ksv4uv" text:style-name="Index_20_Link" text:visited-style-name="Index_20_Link">Simple Scenario:</text:a><text:tab/>8</text:p>
          <text:p text:style-name="P14"><text:a xlink:type="simple" xlink:href="#_44sinio" text:style-name="Index_20_Link" text:visited-style-name="Index_20_Link">Monitoring the raspberries:</text:a><text:tab/>8</text:p>
          <text:p text:style-name="P11"><text:a xlink:type="simple" xlink:href="#_2jxsxqh" text:style-name="Index_20_Link" text:visited-style-name="Index_20_Link"><text:span text:style-name="T12">III. Experiments</text:span></text:a><text:span text:style-name="T12"><text:tab/>9</text:span></text:p>
          <text:p text:style-name="P14"><text:a xlink:type="simple" xlink:href="#_z337ya" text:style-name="Index_20_Link" text:visited-style-name="Index_20_Link">Creating an experiment:</text:a><text:tab/>9</text:p>
          <text:p text:style-name="P14"><text:a xlink:type="simple" xlink:href="#_3j2qqm3" text:style-name="Index_20_Link" text:visited-style-name="Index_20_Link">The simulation file:</text:a><text:tab/>10</text:p>
          <text:p text:style-name="P14"><text:a xlink:type="simple" xlink:href="#_1y810tw" text:style-name="Index_20_Link" text:visited-style-name="Index_20_Link">Tools:</text:a><text:tab/>11</text:p>
          <text:p text:style-name="P14"><text:a xlink:type="simple" xlink:href="#_4i7ojhp" text:style-name="Index_20_Link" text:visited-style-name="Index_20_Link">Sending instructions to the Thymio:</text:a><text:tab/>12</text:p>
          <text:p text:style-name="P14"><text:a xlink:type="simple" xlink:href="#_2xcytpi" text:style-name="Index_20_Link" text:visited-style-name="Index_20_Link">Communicating with other robots:</text:a><text:tab/>14</text:p>
          <text:p text:style-name="P11"><text:a xlink:type="simple" xlink:href="#_1ci93xb" text:style-name="Index_20_Link" text:visited-style-name="Index_20_Link"><text:span text:style-name="T12">IV. Controllers</text:span></text:a><text:span text:style-name="T12"><text:tab/>15</text:span></text:p>
          <text:p text:style-name="P11"><text:a xlink:type="simple" xlink:href="#_kmhgj1hd6jco" text:style-name="Index_20_Link" text:visited-style-name="Index_20_Link"><text:span text:style-name="T12">V.Camera Tools</text:span></text:a><text:span text:style-name="T12"><text:tab/>16</text:span></text:p>
          <text:p text:style-name="P14"><text:soft-page-break/><text:a xlink:type="simple" xlink:href="#_ag21eoapl9t2" text:style-name="Index_20_Link" text:visited-style-name="Index_20_Link">Extending the Detector Class to create a Detector.</text:a><text:tab/>16</text:p>
          <text:p text:style-name="P14"><text:a xlink:type="simple" xlink:href="#_x88x0sm2pkqq" text:style-name="Index_20_Link" text:visited-style-name="Index_20_Link">An example: EdgeDetector Class.</text:a><text:tab/>17</text:p>
          <text:p text:style-name="P14"><text:a xlink:type="simple" xlink:href="#_zcjdxj6o76mi" text:style-name="Index_20_Link" text:visited-style-name="Index_20_Link">Include YourDetector in the Experiment Lifecycle.</text:a><text:tab/>17</text:p>
          <text:p text:style-name="P14"><text:a xlink:type="simple" xlink:href="#_2rn54d7ggxfu" text:style-name="Index_20_Link" text:visited-style-name="Index_20_Link">Detector Class methods description.</text:a><text:tab/>18</text:p>
          <text:p text:style-name="P11"><text:a xlink:type="simple" xlink:href="#_3whwml4" text:style-name="Index_20_Link" text:visited-style-name="Index_20_Link"><text:span text:style-name="T12">VI. Setting a Raspberry</text:span></text:a><text:span text:style-name="T12"><text:tab/>20</text:span></text:p>
          <text:p text:style-name="P11"><text:a xlink:type="simple" xlink:href="#_2bn6wsx" text:style-name="Index_20_Link" text:visited-style-name="Index_20_Link"><text:span text:style-name="T12">VII. Files Location</text:span></text:a><text:span text:style-name="T12"><text:tab/>22</text:span></text:p>
          <text:p text:style-name="P11"><text:a xlink:type="simple" xlink:href="#_qsh70q" text:style-name="Index_20_Link" text:visited-style-name="Index_20_Link"><text:span text:style-name="T12">VIII. Manual History</text:span></text:a><text:span text:style-name="T12"><text:tab/>24</text:span></text:p>
          <text:p text:style-name="P11"><text:a xlink:type="simple" xlink:href="#_3as4poj" text:style-name="Index_20_Link" text:visited-style-name="Index_20_Link"><text:span text:style-name="T12">IX. Appendices</text:span></text:a><text:span text:style-name="T12"><text:tab/>25</text:span></text:p>
          <text:p text:style-name="P14"><text:a xlink:type="simple" xlink:href="#_1pxezwc" text:style-name="Index_20_Link" text:visited-style-name="Index_20_Link">Appendice 1: OctoPY diagram</text:a><text:tab/>25</text:p>
          <text:p text:style-name="P15"><text:a xlink:type="simple" xlink:href="#_49x2ik5" text:style-name="Index_20_Link" text:visited-style-name="Index_20_Link">Appendice 2: In case of emergency</text:a><text:tab/>25</text:p>
        </text:index-body>
      </text:table-of-content>
      <text:p text:style-name="P21"/>
      <text:p text:style-name="Standard"/>
      <text:p text:style-name="P5"/>
      <text:p text:style-name="P33"><text:bookmark text:name="_gjdgxs"/>I. Network</text:p>
      <text:p text:style-name="P2"/>
      <text:p text:style-name="P4"><draw:frame draw:style-name="fr1" draw:name="image4.png" text:anchor-type="as-char" svg:width="6.6929in" svg:height="6.611in" draw:z-index="0"><draw:image/><svg:desc>NetPy.png</svg:desc></draw:frame></text:p>
      <text:p text:style-name="P43">Illustration 1: Network in Octopy, at the Hardware level.</text:p>
      <text:p text:style-name="P34"><text:bookmark text:name="_30j0zll"/>Central PC:</text:p>
      <text:p text:style-name="P2"/>
      <text:p text:style-name="P2"><text:tab/>The central PC is used to communicate with every raspberry pi by using the OctoPY software. Communication is achieved with WiFi by a private network that is managed by the central <text:soft-page-break/>PC.</text:p>
      <text:p text:style-name="P4"><text:span text:style-name="T1">As such, is it necessary at first to launch this network so that raspberries pi can connect. This is done by having the central PC connect to the access point. The file </text:span><text:span text:style-name="T2">/etc/network/interfaces</text:span><text:span text:style-name="T1"> is configured so that the PC can easily be connected to the access point. To connect to the access point, type the following commands:</text:span></text:p>
      <text:p text:style-name="P9">~$ sudo ifdown eth1 // Not necessary but might be needed when the connection has not <text:tab/><text:tab/><text:tab/><text:tab/> <text:s text:c="4"/>previously been properly cut</text:p>
      <text:p text:style-name="P9">~$ sudo ifup eth1 // This may display errors but they are not blocking</text:p>
      <text:p text:style-name="P9">~$ ping 192.168.0.100 // This is used to confirm that the PC can communicate with the access <text:tab/><text:tab/><text:tab/> <text:s text:c="8"/>point</text:p>
      <text:p text:style-name="P9">~$ ifconfig // It is also safer to validate that the adresse of the PC is correct: 192.168.0.210</text:p>
      <text:p text:style-name="P2"><text:tab/>When the PC is correctly connected to the access point, it is necessary to start the DHCP server so that raspberries can automatically be issued IP addresses:</text:p>
      <text:p text:style-name="P9">~$ sudo /etc/init.d/isc-dhcp-server stop // Again may not be necessary but is more cautious</text:p>
      <text:p text:style-name="P9">~$ sudo /etc/init.d/isc-dhcp-server start</text:p>
      <text:p text:style-name="P4"><text:span text:style-name="T1"><text:tab/>Alternatively you can run the script </text:span><text:span text:style-name="T3">net_conf.sh </text:span><text:span text:style-name="T1">that runs all commands above. It's located at .</text:span><text:span text:style-name="T3">/thymioPYPI/OctoPY/net_conf.sh</text:span><text:span text:style-name="T1">.</text:span></text:p>
      <text:p text:style-name="P9">~$ bash net_conf.sh</text:p>
      <text:p text:style-name="P2">The password will be asked and you will only have to stop the ping command when the router responds.</text:p>
      <text:p text:style-name="P34"><text:bookmark text:name="_1fob9te"/>Raspberry Pi:</text:p>
      <text:p text:style-name="P4"><text:span text:style-name="T1">Raspberries are configured so that they can automatically connect to the network at launch. IP addresses are issued between 192.168.0.110 and 192.168.0.150. If an error occurs, it is possible to manually connect to the network by using </text:span><text:span text:style-name="T2">wicd-curses</text:span><text:span text:style-name="T1">, which is already installed on the raspberries:</text:span></text:p>
      <text:p text:style-name="P9">~$ wicd-curses</text:p>
      <text:p text:style-name="P2">Here are the network information:</text:p>
      <text:list xml:id="list7502190179767886318" text:style-name="WWNum12">
        <text:list-item>
          <text:p text:style-name="P52"><text:span text:style-name="T2">SSID: </text:span><text:span text:style-name="T1">NETGEAR_11ng</text:span></text:p>
        </text:list-item>
        <text:list-item>
          <text:p text:style-name="P52"><text:span text:style-name="T2">Protocol: </text:span><text:span text:style-name="T1">WPA</text:span></text:p>
        </text:list-item>
      </text:list>
      <text:p text:style-name="Standard"><text:span text:style-name="T2"><text:tab/>Passphrase:</text:span><text:span text:style-name="T1"> rpiaccesspoint</text:span></text:p>
      <text:list xml:id="list102254807082711" text:continue-numbering="true" text:style-name="WWNum12">
        <text:list-item>
          <text:p text:style-name="P64"/>
        </text:list-item>
      </text:list>
      <text:p text:style-name="P33"><text:bookmark text:name="_3znysh7"/>II. OctoPY</text:p>
      <text:p text:style-name="P22"/>
      <text:p text:style-name="P22"><text:tab/>The software used to remotely control the robots is called OctoPY. OctoPY is mainly used to send basic instructions (start, stop etc...) to the raspberries. The software can be found at <text:span text:style-name="T15">thymioPYPI/OctoPY/OctoPY.py</text:span><text:span text:style-name="T19">. </text:span></text:p>
      <text:p text:style-name="P22"/>
      <text:p text:style-name="P23">You can launch OctoPY as follow : </text:p>
      <text:p text:style-name="P23"/>
      <text:p text:style-name="P8"><text:span text:style-name="T6">~$ python OctoPY.py [-h] <text:s text:c="2"/>// The </text:span><text:span text:style-name="T7">-h</text:span><text:span text:style-name="T6"> argument will show all others arguments available</text:span></text:p>
      <text:p text:style-name="P34"><text:bookmark text:name="_2et92p0"/>Commands:</text:p>
      <text:p text:style-name="P2"/>
      <text:p text:style-name="P32"><text:bookmark text:name="_tyjcwt"/>Look:</text:p>
      <text:p text:style-name="P45">Usage: look [range] [-s save_table]</text:p>
      <text:p text:style-name="P4"><text:span text:style-name="T3"><text:tab/></text:span><text:span text:style-name="T1">This command is used to look for the raspberries connected on the network. The default range of IPs on which to look is 192.168.0.111-150 but another range can be given through the </text:span><text:span text:style-name="T3">range</text:span><text:span text:style-name="T1"> argument. If the argument </text:span><text:span text:style-name="T3">-s</text:span><text:span text:style-name="T1"> is given, when a raspberry is found, its hostname is retrieved. The association between IP addresses and hostnames is then saved in the hostnames table. This table is saved in a file named </text:span><text:span text:style-name="T3">hostnames_table.json</text:span><text:span text:style-name="T1"> in the same directory. When OctoPY is started, if this file exists, the hostnames table is loaded so that no </text:span><text:span text:style-name="T2">look</text:span><text:span text:style-name="T1"> command is necessary if they was no changes in the raspberries connected to the network.</text:span></text:p>
      <text:p text:style-name="P2"/>
      <text:p text:style-name="P32"><text:bookmark text:name="_3dy6vkm"/>Send:</text:p>
      <text:p text:style-name="P45">Usage: send &lt;message&gt; [hosts_list] [data]</text:p>
      <text:p text:style-name="P4"><text:span text:style-name="T1"><text:tab/>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1"> can be used to send any necessary data with the instruction.</text:span></text:p>
      <text:p text:style-name="P83"><text:bookmark text:name="_1t3h5sf"/>Messages:</text:p>
      <text:p text:style-name="P4"><text:span text:style-name="T1"><text:tab/>Instructions are sent by specifying a particular message. This message is specified known by <text:s/>its numerical ID, the list of which can also be displayed in OctoPY by taping the TAB key of the keyboard after </text:span><text:span text:style-name="T3">send</text:span><text:span text:style-name="T1"> has been written. Here is the list of the current messages:</text:span></text:p>
      <text:list xml:id="list1931853118970177872" text:style-name="WWNum13">
        <text:list-item>
          <text:p text:style-name="P53"><text:span text:style-name="T2">0 : INIT: </text:span><text:span text:style-name="T1">This instruction must always be sent to the raspberries before other instructions can be specified. This is used to launch the main controller on the robots as well as </text:span><text:span text:style-name="T3">aseba</text:span><text:span text:style-name="T1">. Any other instruction save </text:span><text:span text:style-name="T2">OFF</text:span><text:span text:style-name="T1"> will fail on a non-initialized raspberry.</text:span></text:p>
        </text:list-item>
        <text:list-item>
          <text:p text:style-name="P53"><text:span text:style-name="T2">1 : START:</text:span><text:span text:style-name="T1"> Launches the experiment specified by the configuration filed loaded on the </text:span><text:soft-page-break/><text:span text:style-name="T1">raspberry. If no configuration file has be previously loaded with the </text:span><text:span text:style-name="T2">LOAD</text:span><text:span text:style-name="T1"> message then a default experiment will be launched (a simple braitenberg).</text:span></text:p>
        </text:list-item>
        <text:list-item>
          <text:p text:style-name="P53"><text:span text:style-name="T2">2 : PAUSE:</text:span><text:span text:style-name="T1"> Pauses a started experiment on the raspberry.</text:span></text:p>
        </text:list-item>
        <text:list-item>
          <text:p text:style-name="P53"><text:span text:style-name="T2">3 : RESTAT: </text:span><text:span text:style-name="T1">Restarts a paused experiment.</text:span></text:p>
        </text:list-item>
        <text:list-item>
          <text:p text:style-name="P53"><text:span text:style-name="T2">4 : STOP: </text:span><text:span text:style-name="T1">Stops the current started experiment.</text:span></text:p>
        </text:list-item>
        <text:list-item>
          <text:p text:style-name="P53"><text:span text:style-name="T2">5 : KILL: </text:span><text:span text:style-name="T1">Stops the controller on the raspberry. For safety, also stop the current started experiment. </text:span><text:span text:style-name="T2">INIT</text:span><text:span text:style-name="T1"> must be sent again before any other messages can be received by the raspberry (save </text:span><text:span text:style-name="T2">OFF</text:span><text:span text:style-name="T1">).</text:span></text:p>
        </text:list-item>
        <text:list-item>
          <text:p text:style-name="P53"><text:span text:style-name="T2">6 : OFF:</text:span><text:span text:style-name="T1"> Shutdowns the raspberry.</text:span></text:p>
        </text:list-item>
        <text:list-item>
          <text:p text:style-name="P53"><text:span text:style-name="T2">7 : SET: </text:span><text:span text:style-name="T1">Sets an experiment on the raspberry. The first argument must be configuration file (.cfg file) of the experiment to set then the address(es) of the raspberry(ies).</text:span></text:p>
        </text:list-item>
        <text:list-item>
          <text:p text:style-name="P53"><text:span text:style-name="T2">8 : DATA: </text:span><text:span text:style-name="T1">Used to send any data to a raspberry.</text:span></text:p>
        </text:list-item>
      </text:list>
      <text:p text:style-name="P84"><text:bookmark text:name="_4d34og8"/>Hosts list:</text:p>
      <text:p text:style-name="P4"><text:span text:style-name="T2"><text:tab/></text:span><text:span text:style-name="T1">The list of raspberries to which the message must be sent can either be precised as an IP address or as a hostname if this hostname exists in the hostnames table (see </text:span><text:span text:style-name="T2">look</text:span><text:span text:style-name="T1"> command). TAB can be used to display the list of possible hostnames.</text:span></text:p>
      <text:p text:style-name="P2"/>
      <text:p text:style-name="P83"><text:bookmark text:name="_2s8eyo1"/>Query:</text:p>
      <text:p text:style-name="P45">Usage: query [hosts_list]</text:p>
      <text:p text:style-name="P2"><text:tab/>Queries the state of the raspberry. This state can be varied:</text:p>
      <text:list xml:id="list736276901690307314" text:style-name="WWNum1">
        <text:list-item>
          <text:p text:style-name="P54"><text:span text:style-name="T2">Down: </text:span><text:span text:style-name="T1">The raspberry is off or not connected to the network.</text:span></text:p>
        </text:list-item>
        <text:list-item>
          <text:p text:style-name="P54"><text:span text:style-name="T2">Sleeping: </text:span><text:span text:style-name="T1">The raspberry is on and connected to the network but not initialized by the </text:span><text:span text:style-name="T2">INIT</text:span><text:span text:style-name="T1"> command.</text:span></text:p>
        </text:list-item>
        <text:list-item>
          <text:p text:style-name="P54"><text:span text:style-name="T2">Listening:</text:span><text:span text:style-name="T1"> The raspberry is initialized.</text:span></text:p>
        </text:list-item>
        <text:list-item>
          <text:p text:style-name="P54"><text:span text:style-name="T2">Started: </text:span><text:span text:style-name="T1">An experiment is started on the raspberry.</text:span></text:p>
        </text:list-item>
      </text:list>
      <text:p text:style-name="P2"/>
      <text:p text:style-name="P32"><text:bookmark text:name="_17dp8vu"/>State:</text:p>
      <text:p text:style-name="P45">Usage: state [hosts_list]</text:p>
      <text:p text:style-name="P4"><text:span text:style-name="T1"><text:tab/>Gives the state (as defined previously) of a list of raspberries according to the a previously executed </text:span><text:span text:style-name="T2">query</text:span><text:span text:style-name="T1"> command. If no </text:span><text:span text:style-name="T2">query</text:span><text:span text:style-name="T1"> has already been executed then a </text:span><text:span text:style-name="T2">query</text:span><text:span text:style-name="T1"> is done.</text:span></text:p>
      <text:p text:style-name="P2"/>
      <text:p text:style-name="P32"><text:bookmark text:name="_3rdcrjn"/><text:soft-page-break/>Launch:</text:p>
      <text:p text:style-name="P45">Usage: launch controller_config_file [-d detached]</text:p>
      <text:p text:style-name="P2"><text:tab/>Launches a Controller according to its configuration file (.cfg file). When the controller is launched, no other commands can be used. </text:p>
      <text:p text:style-name="P4"><text:span text:style-name="T1">If the argument </text:span><text:span text:style-name="T3">-d</text:span><text:span text:style-name="T1"> is given, the controller is detached which means it will run in the background (allowing multiple controllers to run at the same time) while OctoPY can still be interacted with. If -</text:span><text:span text:style-name="T3">d</text:span><text:span text:style-name="T1"> is not given, a controller can be stopped while executing </text:span><text:span text:style-name="T3">step()</text:span><text:span text:style-name="T1"> with CTRL+C and will execute </text:span><text:span text:style-name="T3">postActions() </text:span><text:span text:style-name="T1">before stopping</text:span><text:span text:style-name="T3"> </text:span><text:span text:style-name="T1">(please see the controller dedicated section to learn what to do in </text:span><text:span text:style-name="T3">step </text:span><text:span text:style-name="T1">and </text:span><text:span text:style-name="T3">postActions</text:span><text:span text:style-name="T1">).</text:span></text:p>
      <text:p text:style-name="P2"/>
      <text:p text:style-name="P32"><text:bookmark text:name="_26in1rg"/>Put:</text:p>
      <text:p text:style-name="P45">Usage: put &lt;src_path&gt; &lt;absolute_dest_path&gt; [hosts list]</text:p>
      <text:p text:style-name="P4"><text:span text:style-name="T1"><text:tab/>Use this command if you need to send file(s) from the server to particular raspberries (by specifying the </text:span><text:span text:style-name="T3">hosts_list</text:span><text:span text:style-name="T1"> argument) or every known raspberries. It uses scp so you can specify similar path arguments.</text:span></text:p>
      <text:p text:style-name="P2"/>
      <text:p text:style-name="P32"><text:bookmark text:name="_lnxbz9"/>Get:</text:p>
      <text:p text:style-name="P45">Usage: get &lt;absolute_src_path&gt; &lt;dest_folder&gt; [-r] [hosts list]</text:p>
      <text:p text:style-name="P4"><text:span text:style-name="T1"><text:tab/>Symetric of the previous </text:span><text:span text:style-name="T2">put </text:span><text:span text:style-name="T1">command. Use it if you need to get file(s) located at the same place on particular raspberries (by specifying the </text:span><text:span text:style-name="T3">hosts_list</text:span><text:span text:style-name="T1"> argument) or every known raspberries and send them to the server. Destination on server must be an existing folder so that sub-folders for each host are created inside with an appropriate name. If the argument -r is given, successfully sent files will be removed from hosts.</text:span></text:p>
      <text:p text:style-name="P2"/>
      <text:p text:style-name="P32"><text:bookmark text:name="_35nkun2"/>Help:</text:p>
      <text:p text:style-name="P45">Usage: help &lt;command_name&gt;</text:p>
      <text:p text:style-name="P36"><text:tab/>At any time in OctoPY, you can use help to display a short help message about the command given in argument.</text:p>
      <text:p text:style-name="P6"/>
      <text:p text:style-name="P34"><text:bookmark text:name="_1ksv4uv"/>Simple Scenario:</text:p>
      <text:p text:style-name="P2"/>
      <text:p text:style-name="P4"><text:span text:style-name="T1"><text:tab/>This last section is used to illustrate a simple succession of basic instruction in OctoPY, in this case to launch the experiment </text:span><text:span text:style-name="T3">SimulationBraitenberg.</text:span></text:p>
      <text:p text:style-name="P9">&gt;&gt; look -s <text:s/>// Gathers the addresses and hostnames of raspberries connected on the network</text:p>
      <text:p text:style-name="P9">// If you changed something in the configuration file, send it to every raspberry</text:p>
      <text:p text:style-name="P9">&gt;&gt; put rpifiles/experiments/braitenberg.cfg ~/dev/thymioPYPI/OctoPY/rpifiles/experiments</text:p>
      <text:p text:style-name="P9">&gt;&gt; send 0 // Initialize all the raspberries</text:p>
      <text:p text:style-name="P8"><text:span text:style-name="T6">&gt;&gt; set braitenberg.cfg <text:s/></text:span><text:span text:style-name="T8">// Loads the experiment on every raspberry, same as “send 7 braitenberg.cfg”</text:span></text:p>
      <text:p text:style-name="P9">&gt;&gt; send 1 pi2no02 <text:s/>// Starts the experiment on the raspberry pi2no02 only</text:p>
      <text:p text:style-name="P9">&gt;&gt; send 1 <text:s/>// Starts every raspberry</text:p>
      <text:p text:style-name="P9">&gt;&gt; send 4 <text:s/>// Stops every raspberry</text:p>
      <text:p text:style-name="P9">&gt;&gt; send 5 pi2no02 <text:s/>// Kills the controller on raspberry pi2no02</text:p>
      <text:p text:style-name="P9">&gt;&gt; send 6 pi2no02 <text:s/>// Shuts the raspberry pi2no02 off</text:p>
      <text:p text:style-name="P2"/>
      <text:p text:style-name="P34"><text:bookmark text:name="_44sinio"/>Monitoring the raspberries:</text:p>
      <text:p text:style-name="P2"/>
      <text:p text:style-name="P2"><text:tab/>While it is not necessary to directly connect on the raspberries, it is often useful to check on the execution of the program. First connect to the raspberry by ssh:</text:p>
      <text:p text:style-name="P9">~$ ssh pi@&lt;IP address&gt;</text:p>
      <text:p text:style-name="P4"><text:span text:style-name="T1">The username is thus </text:span><text:span text:style-name="T3">pi</text:span><text:span text:style-name="T1"> and the password </text:span><text:span text:style-name="T3">pi</text:span><text:span text:style-name="T1"> also. Then go the folder where the log files are written:</text:span></text:p>
      <text:p text:style-name="P9">~$ cd ~/dev/thymioPYPI/OctoPY/rpifiles/log</text:p>
      <text:p text:style-name="P2">Then you can read the log file as it is written by typing the following command:</text:p>
      <text:p text:style-name="P37">~$ tail -F MainController.log</text:p>
      <text:p text:style-name="P7"/>
      <text:p text:style-name="P33"><text:bookmark text:name="_2jxsxqh"/>III. Experiments</text:p>
      <text:p text:style-name="P2"/>
      <text:p text:style-name="P4"><text:span text:style-name="T1"><text:tab/>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The code necessary for experiments is in the </text:span><text:span text:style-name="T3">OctoPY/rpifiles/experiments </text:span><text:span text:style-name="T1">folder. On the raspberries, the corresponding code can be found at </text:span><text:span text:style-name="T3">~/dev/thymioPYPI/OctoPY/rpifiles/experiments</text:span><text:span text:style-name="T1">. Several experiments already exist to serve as easy demonstrations on how to code an experiment. It is advised to create the experiments on the Central PC and then copy them (with the </text:span><text:span text:style-name="T2">put</text:span><text:span text:style-name="T3"> </text:span><text:span text:style-name="T1">command) on every raspberry.</text:span></text:p>
      <text:p text:style-name="P34"><text:bookmark text:name="_z337ya"/>Creating an experiment:</text:p>
      <text:p text:style-name="P2"/>
      <text:p text:style-name="P4"><text:span text:style-name="T1"><text:tab/>A script exists to quickly create the files necessary to code an experiment: ./thymioPYPI/OctoPY/rpifiles/</text:span><text:span text:style-name="T3">CreateExperiment.py.</text:span></text:p>
      <text:p text:style-name="P45">Usage: python CreateExperiment.py experiment_name</text:p>
      <text:p text:style-name="P4"><text:span text:style-name="T1">This script creates the basic files and folders that will be used for the experiment </text:span><text:span text:style-name="T3">experiment_name</text:span><text:span text:style-name="T1">. More precisely, the following files are created:</text:span></text:p>
      <text:list xml:id="list1046089381160169572" text:style-name="WWNum2">
        <text:list-item>
          <text:p text:style-name="P55"><text:span text:style-name="T2">./experiments/config_</text:span><text:span text:style-name="T4">experiment_name.cfg</text:span><text:span text:style-name="T3">: </text:span><text:span text:style-name="T1">This file is used to specify the path to the folder and main source file of the experiment which should not be changed. But this file can also be used to specify any parameter that we desire to load with the experiment. Each parameter must be written as follows : </text:span><text:span text:style-name="T3">type parameter_name = parameter_value</text:span></text:p>
        </text:list-item>
      </text:list>
      <text:p text:style-name="P4"><text:span text:style-name="T1"><text:tab/>Three different </text:span><text:span text:style-name="T3">types</text:span><text:span text:style-name="T1"> are recognized when parsing this file: </text:span><text:span text:style-name="T3">int, float </text:span><text:span text:style-name="T1">or</text:span><text:span text:style-name="T3"> str</text:span><text:span text:style-name="T1">. If no </text:span><text:span text:style-name="T3">type</text:span><text:span text:style-name="T1"> is <text:tab/>given, then </text:span><text:span text:style-name="T3">str </text:span><text:span text:style-name="T1">is assumed. Any parameter given in the configuration file may then be <text:tab/>accessed in an experiment by using </text:span><text:span text:style-name="T3">Params.params.parameter_name</text:span><text:span text:style-name="T1">.</text:span></text:p>
      <text:list xml:id="list4416567639577455122" text:style-name="WWNum3">
        <text:list-item>
          <text:p text:style-name="P56"><text:span text:style-name="T2">./experiments/experiment_name : </text:span><text:span text:style-name="T1">This folder contains all the other files created for the experiment. This folder acts as a Python module which is then used by the main controller of the experiments.</text:span></text:p>
        </text:list-item>
        <text:list-item>
          <text:p text:style-name="P56"><text:span text:style-name="T2">./experiments/experiment_name/__init__.py: </text:span><text:span text:style-name="T1">This empty file should often not be changed as it is only used so that the folder is recognized as a Python module.</text:span></text:p>
        </text:list-item>
        <text:list-item>
          <text:p text:style-name="P56"><text:span text:style-name="T2">./experiments/experiment_name/readme.txt: </text:span><text:span text:style-name="T1">This is self explanatory. This file should be used to clearly describe what is the purpose of the experiment.</text:span></text:p>
        </text:list-item>
        <text:list-item>
          <text:p text:style-name="P56"><text:span text:style-name="T2">./experiments/experiment_name/SimulationExperiment_name.py: </text:span><text:span text:style-name="T1">This is the main file where the code will be written. The next section will describe more in the details the content </text:span><text:soft-page-break/><text:span text:style-name="T1">of this file.</text:span></text:p>
        </text:list-item>
      </text:list>
      <text:p text:style-name="P34"><text:bookmark text:name="_3j2qqm3"/>The simulation file:</text:p>
      <text:p text:style-name="P2"/>
      <text:p text:style-name="P2"><text:tab/>As previously stated, this file is where the major part of the code will be written (in the first time). When created, its content is at follows:</text:p>
      <text:p text:style-name="P9">import Simulation</text:p>
      <text:p text:style-name="P9">import Params</text:p>
      <text:p text:style-name="P9"/>
      <text:p text:style-name="P9">class Simulationexperiment_name (Simulation.Simulation) :</text:p>
      <text:p text:style-name="P9"><text:tab/>def __init__(self, controller, mainLogger) :</text:p>
      <text:p text:style-name="P9"><text:tab/><text:tab/>Simulation.Simulation.__init__(self, controller, mainLogger)</text:p>
      <text:p text:style-name="P9"/>
      <text:p text:style-name="P9"><text:tab/>def preActions(self) :</text:p>
      <text:p text:style-name="P9"><text:tab/><text:tab/>pass</text:p>
      <text:p text:style-name="P9"/>
      <text:p text:style-name="P9"><text:tab/>def postActions(self) :</text:p>
      <text:p text:style-name="P9"><text:tab/><text:tab/>self.tController.writeMotorsSpeedRequest([0, 0])</text:p>
      <text:p text:style-name="P9"/>
      <text:p text:style-name="P9"><text:tab/>def step(self) :</text:p>
      <text:p text:style-name="P9"><text:tab/><text:tab/>pass</text:p>
      <text:p text:style-name="P9"/>
      <text:p text:style-name="P24"/>
      <text:p text:style-name="P22">In this file is defined the experiment class which extends for the Simulation class defined in the framework. It overrides three functions from its parent class: <text:span text:style-name="T15">step, preActions </text:span><text:span text:style-name="T19">and</text:span><text:span text:style-name="T15"> postActions</text:span><text:span text:style-name="T19">.</text:span></text:p>
      <text:p text:style-name="P22"/>
      <text:p text:style-name="P26"><text:span text:style-name="T15">step</text:span><text:span text:style-name="T19"> is the most important function to write. When an experiment is started, </text:span><text:span text:style-name="T15">step</text:span><text:span text:style-name="T19"> is the function called at each step of the experiment. In consequence, this is where most of the code will be called. p</text:span><text:span text:style-name="T15">reActions</text:span><text:span text:style-name="T19"> is used to define all the instructions that must take place when the experiment is started but before the first call of the </text:span><text:span text:style-name="T15">step</text:span><text:span text:style-name="T19"> function. Finally </text:span><text:span text:style-name="T15">postActions</text:span><text:span text:style-name="T19"> is used to code the instructions taking place before the experiment is stopped with send 4 or when an error occurs an make the simulation crashes.</text:span></text:p>
      <text:p text:style-name="P27"><text:soft-page-break/></text:p>
      <text:p text:style-name="P34"><text:bookmark text:name="_1y810tw"/>Tools:</text:p>
      <text:p text:style-name="P2"><text:tab/>To help you coding your experiment, there are some small APIs that already exist and that you can import into your simulation. These APIs are located in ./thymioPYPI/OctoPY/rpifiles/tools. </text:p>
      <text:p text:style-name="P2">For now (11/05/2017) there is only one API you can use to facilitate your work with the camera : camera_tools. You may read the README.txt and import it as following in your simulation file : </text:p>
      <text:p text:style-name="P37">from tools.camera_tools import &lt;class you need&gt;</text:p>
      <text:p text:style-name="P7"/>
      <text:p text:style-name="P34"><text:bookmark text:name="_4i7ojhp"/>Sending instructions to the Thymio:</text:p>
      <text:p text:style-name="P2"/>
      <text:p text:style-name="P4"><text:span text:style-name="T1"><text:tab/>Sending instructions to the Thymio is easy as an interface (in the file </text:span><text:span text:style-name="T3">ThymioController.py</text:span><text:span text:style-name="T1">) is used to transfer the most basic instructions to the Thymio through </text:span><text:span text:style-name="T3">aseba</text:span><text:span text:style-name="T1">. The </text:span><text:span text:style-name="T3">self.tController</text:span><text:span text:style-name="T1"> property is used to access this controller and interact with the Thymio from your simulation file. These are the instructions that currently exists in the controller:</text:span></text:p>
      <text:list xml:id="list2917310855523425990" text:style-name="WWNum4">
        <text:list-item>
          <text:p text:style-name="P57"><text:span text:style-name="T2">readSensorsRequest: </text:span><text:span text:style-name="T1">Reads the values of the proximity sensors. These values must then be accessed thanks to the </text:span><text:span text:style-name="T3">getPSValues()</text:span><text:span text:style-name="T1"> function of </text:span><text:span text:style-name="T3">tController</text:span><text:span text:style-name="T1">. It returns an array of 7 values in [0, ~ 4300]. 4300 meaning the robot is against a wall.</text:span></text:p>
        </text:list-item>
        <text:list-item>
          <text:p text:style-name="P57"><text:span text:style-name="T2">readGroundSensorsRequest: </text:span><text:span text:style-name="T1">Reads the values of the ground sensors. Accessed thanks to the </text:span><text:span text:style-name="T3">getGroundSensorsValues() </text:span><text:span text:style-name="T1">function. Return format is a tuple: ([a1, a2], [r1,r2], [d1, d2]). a1 and a2 are in {0, 1} and the others values are in {0, …, 1023}.</text:span></text:p>
        </text:list-item>
        <text:list-item>
          <text:p text:style-name="P57"><text:span text:style-name="T2">readMotorsSpeedRequest: </text:span><text:span text:style-name="T1">Reads the speed values of both motors. Accessed thanks to the </text:span><text:span text:style-name="T3">getMotorSpeed()</text:span><text:span text:style-name="T1"> function. It returns an array of 2 values in [-500, 500] (500 = ~ 20 cm/s).</text:span></text:p>
        </text:list-item>
        <text:list-item>
          <text:p text:style-name="P57"><text:span text:style-name="T2">readAccRequest: </text:span><text:span text:style-name="T1">Reads the accelerometer values. Accessed thanks to the getAccValues() function. It returns an array of 3 values in {-32,-31, …, 31, 32} (23 = ~ 1g)</text:span></text:p>
        </text:list-item>
        <text:list-item>
          <text:p text:style-name="P57"><text:span text:style-name="T2">writeMotorsSpeedRequest: </text:span><text:span text:style-name="T1">Sends the instruction to move to the robot. The desired speed of each motor is specified as an argument under the form of an array: </text:span><text:span text:style-name="T3">[left_motor, right_motor]</text:span><text:span text:style-name="T1">. Each value must be in [-500, 500] (500 = ~ 20 cm/s).</text:span></text:p>
        </text:list-item>
        <text:list-item>
          <text:p text:style-name="P57"><text:span text:style-name="T2">writeColorRequest: </text:span><text:span text:style-name="T1">Sends the instruction to change the color of the robot's LED. The desired color is specified as an argument under the form of an array: </text:span><text:span text:style-name="T3">[R, G, B]</text:span><text:span text:style-name="T1">. Each value must be in {0,1, …, 32}.</text:span></text:p>
        </text:list-item>
        <text:list-item>
          <text:p text:style-name="P57"><text:span text:style-name="T2">writeSoundRequest: </text:span><text:span text:style-name="T1">Sends the instruction to emit a sound. The desired sound is specified as an argument under the form of an array: </text:span><text:span text:style-name="T3">[frequency in Hz, duration in s]</text:span><text:span text:style-name="T1">.</text:span></text:p>
        </text:list-item>
      </text:list>
      <text:p text:style-name="P17"/>
      <text:p text:style-name="P4"><text:span text:style-name="T1"><text:tab/>The Thymio updates its values at a different frequency for each variable. Moreover, your simulation will probably not be synchronized with any of those frequencies, so you may want to know whether your getting a new value or not when calling any </text:span><text:span text:style-name="T3">getXXXX()</text:span><text:span text:style-name="T1"> function. This may be useful if you need to initialize variable in your </text:span><text:span text:style-name="T3">preActions()</text:span><text:span text:style-name="T1"> function .</text:span></text:p>
      <text:p text:style-name="P4"><text:span text:style-name="T1">To do so, the function </text:span><text:span text:style-name="T2">isNewValue(varName) </text:span><text:span text:style-name="T1">is available and will return true if the value of </text:span><text:span text:style-name="T3">varName</text:span><text:span text:style-name="T1"> has been updated by the Thymio since the last time you called the </text:span><text:span text:style-name="T3">getXXXX()</text:span><text:span text:style-name="T1"> function associated to </text:span><text:span text:style-name="T3">varName</text:span><text:span text:style-name="T1">, false otherwise. </text:span><text:span text:style-name="T3">VarName</text:span><text:span text:style-name="T1"> must be a String in {“MotorSpeed", "PSValues", "GroundSensorsValues", "AccValues"}. If used, this function must always be called before the </text:span><text:span text:style-name="T3">getXXXX()</text:span><text:span text:style-name="T1"> function you'r testing :</text:span></text:p>
      <text:p text:style-name="P2"><text:soft-page-break/></text:p>
      <text:p text:style-name="P9">“ ” ”</text:p>
      <text:p text:style-name="P9">Example 1 : user want to be sure that accelerometer values have been updated since the last time he asked</text:p>
      <text:p text:style-name="P9">“ ” ”</text:p>
      <text:p text:style-name="P9">self.tController.readAccRequest()</text:p>
      <text:p text:style-name="P9">new <text:s/>= self.tController.isNewValue(“AccValues”)</text:p>
      <text:p text:style-name="P9">accValues = self.tController.getAccValues()</text:p>
      <text:p text:style-name="P9">if new:</text:p>
      <text:p text:style-name="P9"><text:tab/># user got new values (Thymio has updated them)</text:p>
      <text:p text:style-name="P9">else :</text:p>
      <text:p text:style-name="P9"><text:tab/># user got previous values (Thymio has not updated them yet)</text:p>
      <text:p text:style-name="P25"/>
      <text:p text:style-name="P9">“ ” ”</text:p>
      <text:p text:style-name="P8"><text:span text:style-name="T6">Example 2 : user wants to initialize accelerometer values in </text:span><text:span text:style-name="T7">preAction()</text:span></text:p>
      <text:p text:style-name="P9">“ ” ”</text:p>
      <text:p text:style-name="P9">new = False </text:p>
      <text:p text:style-name="P9">while not new:</text:p>
      <text:p text:style-name="P9"><text:tab/>self.tController.readAccRequest()</text:p>
      <text:p text:style-name="P9"><text:tab/>new <text:s/>= self.tController.isNewValue(“AccValues”)</text:p>
      <text:p text:style-name="P9"><text:tab/>time.sleep(0.1) # avoid flooding thymio since its frequency is ~ 10Hz</text:p>
      <text:p text:style-name="P9">accValues = self.tController.getAccValues()</text:p>
      <text:p text:style-name="P3"/>
      <text:p text:style-name="P4"><text:span text:style-name="T2">The document </text:span><text:a xlink:type="simple" xlink:href="https://aseba.wdfiles.com/local--files/fr:asebausermanual/ThymioCheatSheet_fr.pdf" text:style-name="Internet_20_link"><text:span text:style-name="T9">https://aseba.wdfiles.com/local--files/fr:asebausermanual/ThymioCheatSheet_fr.pdf</text:span></text:a><text:span text:style-name="T5"> </text:span><text:span text:style-name="T1">shows everything you need to know about the Thymio and even more.</text:span></text:p>
      <text:p text:style-name="P34"><text:bookmark text:name="_2xcytpi"/>Communicating with other robots:</text:p>
      <text:p text:style-name="P2"/>
      <text:p text:style-name="P4"><text:soft-page-break/><text:span text:style-name="T2"><text:tab/></text:span><text:span text:style-name="T1">Robots can communicate with each other by using the </text:span><text:span text:style-name="T2">sendMessage</text:span><text:span text:style-name="T1"> from the parent </text:span><text:span text:style-name="T3">Simulation</text:span><text:span text:style-name="T1"> class.</text:span></text:p>
      <text:p text:style-name="P45">Usage: self.sendMessage(recipients = recipientsList, value = value)</text:p>
      <text:p text:style-name="P4"><text:span text:style-name="T1">The </text:span><text:span text:style-name="T3">recipientsList</text:span><text:span text:style-name="T1"> corresponds either to a list of IP addresses or hostnames as when using OctoPY.</text:span></text:p>
      <text:p text:style-name="P4"><text:span text:style-name="T1">To receive a message, the function </text:span><text:span text:style-name="T2">receiveComMessage</text:span><text:span text:style-name="T1"> must be overrided.</text:span></text:p>
      <text:p text:style-name="P45">Usage: def receiveComMessage(self, data)</text:p>
      <text:p text:style-name="Standard"><text:span text:style-name="T3">data[“senderHostname”]</text:span><text:span text:style-name="T1"> contains the sender hostame </text:span><text:span text:style-name="T3">data[“value”] </text:span><text:span text:style-name="T1">contains the message's value.</text:span></text:p>
      <text:p text:style-name="P6"/>
      <text:p text:style-name="P33"><text:bookmark text:name="_1ci93xb"/>IV. Controllers</text:p>
      <text:p text:style-name="P2"/>
      <text:p text:style-name="P4"><text:span text:style-name="T2"><text:tab/></text:span><text:span text:style-name="T1">Controllers are used to automate the instructions that are sent by OctoPY so that it not necessary to manually type them. As for experiments, controllers can be created with a script called <text:s/></text:span><text:span text:style-name="T3">CreateController.py </text:span><text:span text:style-name="T1">(</text:span><text:span text:style-name="T3">./OctoPY/CreateController.py</text:span><text:span text:style-name="T1">). All controllers are located in ./thymioPYPI/OctoPY/controllers. <text:s/>And again as for experiments, this script will create a configuration file (.cfg file) and folder containing a file with basic code for a controller :</text:span></text:p>
      <text:p text:style-name="P9">import Controller</text:p>
      <text:p text:style-name="P9">import Params</text:p>
      <text:p text:style-name="P9"/>
      <text:p text:style-name="P9">class ControllerName(Controller.Controller) :</text:p>
      <text:p text:style-name="P9"><text:tab/>def __init__(self, controller, mainLogger) :</text:p>
      <text:p text:style-name="P9"><text:tab/><text:tab/>Controller.Controller.__init__(self, controller, mainLogger)</text:p>
      <text:p text:style-name="P9"/>
      <text:p text:style-name="P9"><text:tab/>def preActions(self) :</text:p>
      <text:p text:style-name="P9"><text:tab/><text:tab/>pass</text:p>
      <text:p text:style-name="P9"/>
      <text:p text:style-name="P9"><text:tab/>def postActions(self) :</text:p>
      <text:p text:style-name="P9"><text:tab/><text:tab/>pass</text:p>
      <text:p text:style-name="P9"/>
      <text:p text:style-name="P9"><text:tab/>def step(self) :</text:p>
      <text:p text:style-name="P9"><text:tab/><text:tab/>pass</text:p>
      <text:p text:style-name="P9"/>
      <text:p text:style-name="P9"><text:tab/>def notify(self, **params) :</text:p>
      <text:p text:style-name="P9"><text:tab/><text:tab/>pass</text:p>
      <text:p text:style-name="P2"/>
      <text:p text:style-name="P4"><text:soft-page-break/><text:span text:style-name="T1"><text:tab/>Similarly to experiments, there are three main functions to override: </text:span><text:span text:style-name="T3">preActions, step, </text:span><text:span text:style-name="T1">and</text:span><text:span text:style-name="T3"> postActions</text:span><text:span text:style-name="T1">. By using the property </text:span><text:span text:style-name="T3">self.OctoPYInstance</text:span><text:span text:style-name="T1">, it is possible to use OctoPY commands in the same way as with the interactive version. Typically, </text:span><text:span text:style-name="T3">preActions</text:span><text:span text:style-name="T1"> will be used to initialize and start experiments, </text:span><text:span text:style-name="T3">postActions</text:span><text:span text:style-name="T1"> to stop the experiments and shut the raspberries down and </text:span><text:span text:style-name="T3">step </text:span><text:span text:style-name="T1">to code the behaviour of the controller while experiments are running.</text:span></text:p>
      <text:p text:style-name="P4"><text:span text:style-name="T1"><text:tab/>The most useful behaviour of a controller while experiments are running is to listen to the raspberries. This can be done by </text:span><text:span text:style-name="T3">registering</text:span><text:span text:style-name="T1"> the controller to particular raspberries. This is done with the function </text:span><text:span text:style-name="T2">register</text:span><text:span text:style-name="T1">. Then, overriding the function</text:span><text:span text:style-name="T3"> </text:span><text:span text:style-name="T2">notify</text:span><text:span text:style-name="T1"> allows to code the behaviour of the controller when notifications are received from the raspberries listened to. You can check the controller </text:span><text:span text:style-name="T2">TestNotifications</text:span><text:span text:style-name="T1"> to have an example on how to code such a controller. </text:span></text:p>
      <text:p text:style-name="P4"/>
      <text:p text:style-name="P82"><text:bookmark text:name="_kmhgj1hd6jco"/>V.Camera Tools</text:p>
      <text:p text:style-name="P71">In order to use the camera module in your experiment (Section III) extend the camera_tools.Image_Processor.Detector class to create your detector.</text:p>
      <text:p text:style-name="P34"><text:bookmark text:name="_ag21eoapl9t2"/>Extending the Detector Class to create a Detector.</text:p>
      <text:p text:style-name="P71">There are 2 way to do this:</text:p>
      <text:list xml:id="list9131715822465139536" text:style-name="WWNum6">
        <text:list-item>
          <text:p text:style-name="P66">Create the scaffold for Your_Detector extending the Detector.</text:p>
        </text:list-item>
        <text:list-item>
          <text:p text:style-name="P66">In your __init__ method use the super constructor with a call to<text:line-break/>Detector.__init__(self)</text:p>
        </text:list-item>
        <text:list-item>
          <text:p text:style-name="P65"><text:span text:style-name="T21">Implement the post_processing_function(self,pre_processing_output) method<text:line-break/>(</text:span>#TODO<text:span text:style-name="T21">) the second argument contains an RGB_image provided by the camera module implemented as a 3D numpy array each dimension a channel. The return value of this method can be fetched by calling the method Your_Detector.get_results() with a prepended flag new_results (see below Detector Class methods description)</text:span></text:p>
        </text:list-item>
      </text:list>
      <text:p text:style-name="P19"/>
      <text:p text:style-name="P9">import camera_tools</text:p>
      <text:p text:style-name="P9">from camera_tools import Image_Processor.Detector as Detector</text:p>
      <text:p text:style-name="P9"/>
      <text:p text:style-name="P9">class Your_Detector(Detector):</text:p>
      <text:p text:style-name="P9"><text:tab/>def __init__(self):</text:p>
      <text:p text:style-name="P9"><text:tab/><text:tab/>Detector.__init__(self)</text:p>
      <text:p text:style-name="P9"/>
      <text:p text:style-name="P9"><text:tab/>def post_processing_function(self, pre_processing_output):</text:p>
      <text:p text:style-name="P9"><text:tab/><text:tab/>#TODO</text:p>
      <text:p text:style-name="P12"><text:soft-page-break/></text:p>
      <text:p text:style-name="P22"/>
      <text:p text:style-name="P22">Second way:</text:p>
      <text:list xml:id="list8034170381365675501" text:style-name="WWNum8">
        <text:list-item>
          <text:p text:style-name="P67">You can also implement your own pre_processing_function(self, RGB_image) the second argument contains an RGB_image provided by the camera module implemented as a 3D numpy array and the returned value is piped to the post_processing_function.<text:line-break/></text:p>
        </text:list-item>
      </text:list>
      <text:p text:style-name="P9">…</text:p>
      <text:p text:style-name="P8"><text:span text:style-name="T6"><text:tab/>de</text:span><text:span text:style-name="T22">f</text:span><text:span text:style-name="T6"> pre_processing_function(self, RGB_image):</text:span></text:p>
      <text:p text:style-name="P9"><text:tab/><text:tab/>#TODO</text:p>
      <text:p text:style-name="P9"><text:tab/><text:tab/>return <text:s/>pre_processing_output</text:p>
      <text:p text:style-name="P9">...</text:p>
      <text:p text:style-name="P12"/>
      <text:p text:style-name="P35"><text:bookmark text:name="_x88x0sm2pkqq"/>An example: EdgeDetector Class.</text:p>
      <text:p text:style-name="P22">This example is given as a guideline for implementing Detectors.</text:p>
      <text:p text:style-name="P22"/>
      <text:p text:style-name="P29">import camera_tools</text:p>
      <text:p text:style-name="P29">from camera_tools import Image_Processor.Detector as Detector</text:p>
      <text:p text:style-name="P29">from camera_tools import image_utils as image_utils</text:p>
      <text:p text:style-name="P29"/>
      <text:p text:style-name="P29">class (Detector):</text:p>
      <text:p text:style-name="P29"><text:tab/>def __init__(self):</text:p>
      <text:p text:style-name="P29"><text:tab/><text:tab/>Detector.__init__(self)</text:p>
      <text:p text:style-name="P29"><text:tab/><text:tab/># using the setter method is equivalent to implementing </text:p>
      <text:p text:style-name="P29"><text:tab/><text:tab/># the method pre_processing_function</text:p>
      <text:p text:style-name="P29"><text:tab/><text:tab/>self.set_pre_processing_function(image_utils.convert_to_HSV)</text:p>
      <text:p text:style-name="P29"/>
      <text:p text:style-name="P29"><text:tab/>def post_processing_function(self, pre_processing_output):</text:p>
      <text:p text:style-name="P29"><text:tab/><text:tab/>gray_image = pre_processing_output[:,:,2]</text:p>
      <text:p text:style-name="P29"><text:tab/><text:tab/>edge_image = image_utils.automatic_canny(gray_image)</text:p>
      <text:p text:style-name="P29"><text:soft-page-break/><text:tab/><text:tab/>return edge_image</text:p>
      <text:p text:style-name="P22"/>
      <text:p text:style-name="P22">Notice: self is passed to the function applyed to the frames in the stream provided by the camera module, this allow to update the state of the class and store informations in the detector.</text:p>
      <text:p text:style-name="P34"><text:bookmark text:name="_zcjdxj6o76mi"/>Include YourDetector in the Experiment Lifecycle.</text:p>
      <text:p text:style-name="P22">In order to include a detector in the experiment it must respect the experiment ltfecycle.</text:p>
      <text:p text:style-name="P22">In other words methods calls are intended to follow this order.</text:p>
      <text:p text:style-name="P22"/>
      <text:p text:style-name="P22"/>
      <table:table table:name="Table1" table:style-name="Table1">
        <table:table-column table:style-name="Table1.A" table:number-columns-repeated="2"/>
        <table:table-row table:style-name="Table1.1">
          <table:table-cell table:style-name="Table1.A1" office:value-type="string">
            <text:p text:style-name="P51">Simulation</text:p>
          </table:table-cell>
          <table:table-cell table:style-name="Table1.A1" office:value-type="string">
            <text:p text:style-name="P51">Detector</text:p>
          </table:table-cell>
        </table:table-row>
        <table:table-row table:style-name="Table1.1">
          <table:table-cell table:style-name="Table1.A1" office:value-type="string">
            <text:p text:style-name="P13">__init__(...)</text:p>
          </table:table-cell>
          <table:table-cell table:style-name="Table1.A1" office:value-type="string">
            <text:p text:style-name="P13">YourDetector(...), <text:span text:style-name="T15">constructor</text:span></text:p>
          </table:table-cell>
        </table:table-row>
        <table:table-row table:style-name="Table1.1">
          <table:table-cell table:style-name="Table1.A1" office:value-type="string">
            <text:p text:style-name="P13">preActions(...)</text:p>
          </table:table-cell>
          <table:table-cell table:style-name="Table1.A1" office:value-type="string">
            <text:p text:style-name="P13">start()</text:p>
          </table:table-cell>
        </table:table-row>
        <table:table-row table:style-name="Table1.1">
          <table:table-cell table:style-name="Table1.A1" office:value-type="string">
            <text:p text:style-name="P13">postActions(...)</text:p>
          </table:table-cell>
          <table:table-cell table:style-name="Table1.A1" office:value-type="string">
            <text:p text:style-name="P13">shutdown()</text:p>
          </table:table-cell>
        </table:table-row>
        <table:table-row table:style-name="Table1.1">
          <table:table-cell table:style-name="Table1.A1" office:value-type="string">
            <text:p text:style-name="P13">step(...)</text:p>
          </table:table-cell>
          <table:table-cell table:style-name="Table1.A1" office:value-type="string">
            <text:p text:style-name="P13">get_results()</text:p>
          </table:table-cell>
        </table:table-row>
      </table:table>
      <text:p text:style-name="P22"/>
      <text:p text:style-name="P22">A clarificatory example is provided, the previous table might be useful as a reminder.</text:p>
      <text:p text:style-name="P22">This example assumes YourDetector is a python file in the same directory of the Simulation file.</text:p>
      <text:p text:style-name="P22"/>
      <text:p text:style-name="P29">from YourDetector import YourDetector</text:p>
      <text:p text:style-name="P29">class YourSimulation(Simulation.Simulation) :</text:p>
      <text:p text:style-name="P29"><text:tab/>def __init__(self, controller, mainLogger):</text:p>
      <text:p text:style-name="P29"><text:tab/><text:tab/>self.your_detector = YourDetector()</text:p>
      <text:p text:style-name="P29"><text:tab/>def preAcrions(self):</text:p>
      <text:p text:style-name="P29"><text:tab/><text:tab/>self.your_detector.start()</text:p>
      <text:p text:style-name="P29"><text:tab/>def postActions(self):</text:p>
      <text:p text:style-name="P29"><text:tab/><text:tab/>self.your_detector.shutdown()</text:p>
      <text:p text:style-name="P29"><text:tab/>def step(self):</text:p>
      <text:p text:style-name="P29"><text:tab/><text:tab/>new_results, post_processing_output = self.your_detector.get_results()</text:p>
      <text:p text:style-name="P28"><text:span text:style-name="T22"><text:tab/><text:tab/>…</text:span><text:span text:style-name="T24"> Check Detector Class methods and description to handle outputs</text:span></text:p>
      <text:p text:style-name="P22"/>
      <text:p text:style-name="P34"><text:bookmark text:name="_2rn54d7ggxfu"/><text:soft-page-break/>Detector Class methods description.</text:p>
      <text:p text:style-name="P22">Python do not explicitely provide syntatic support for interfaces but it can be implemented with a class by raising NotImplementedError in a non overloaded method.</text:p>
      <text:p text:style-name="P22">This class requires some methods to be implemented.</text:p>
      <text:p text:style-name="P22"/>
      <text:p text:style-name="P2">start(): </text:p>
      <text:p text:style-name="P75">start the camera module and frames stream.</text:p>
      <text:p text:style-name="P2">shutdown():</text:p>
      <text:list xml:id="list5308515285107232770" text:style-name="WWNum5">
        <text:list-item>
          <text:p text:style-name="P62"><text:s/>shutdown the camera module gracefully.</text:p>
        </text:list-item>
      </text:list>
      <text:p text:style-name="P46">get_results(): </text:p>
      <text:list xml:id="list102255605207237" text:continue-numbering="true" text:style-name="WWNum5">
        <text:list-item>
          <text:p text:style-name="P69"><text:span text:style-name="T21">a non blocking request to the </text:span>Image Processor for new post_processing_output. </text:p>
        </text:list-item>
        <text:list-item>
          <text:p text:style-name="P69"/>
        </text:list-item>
        <text:list-item>
          <text:p text:style-name="P68">returns the tuple (new_results, post_processing_output)</text:p>
        </text:list-item>
        <text:list-item>
          <text:p text:style-name="P58">returned values define 3 possible states:</text:p>
          <text:list>
            <text:list-item>
              <text:p text:style-name="P76"><text:span text:style-name="T15">post_processing_output == None</text:span>. state: not ready.</text:p>
              <text:list>
                <text:list-item>
                  <text:p text:style-name="P78">the function was called before any possible processing could be done on the captured image, putting sleep at the top of your experiment to allow camera to warm up and processing.</text:p>
                </text:list-item>
              </text:list>
            </text:list-item>
            <text:list-item>
              <text:p text:style-name="P76"><text:span text:style-name="T15">new_results == Fals</text:span>e, state: old results fetched.</text:p>
              <text:list>
                <text:list-item>
                  <text:p text:style-name="P78">If the post_processing_function is computationally heavy this may frequently occour as the caller runs in another thread.</text:p>
                </text:list-item>
              </text:list>
            </text:list-item>
            <text:list-item>
              <text:p text:style-name="P76">new_resuts == True, state, new results fertched.</text:p>
              <text:list>
                <text:list-item>
                  <text:p text:style-name="P78">post_processing_output will contain new results from the latest image caputerd.</text:p>
                </text:list-item>
              </text:list>
            </text:list-item>
          </text:list>
        </text:list-item>
      </text:list>
      <text:p text:style-name="P4">post_processing_function()</text:p>
      <text:p text:style-name="P18">This function has to be overloaded by the class extending the Detector Class, if not NotImplementedError will be raised upon call.</text:p>
      <text:p text:style-name="P4">set_pre_processing_function(self,pre_processing_function):</text:p>
      <text:p text:style-name="P4"><text:tab/>This method sets the preprocessing function of the ImageProcessor</text:p>
      <text:p text:style-name="Heading_20_2">TagDetector.</text:p>
      <text:p text:style-name="P38">The TagDetector class extends the Detector to implement a tag detection system (refer to Appendices to generate tags).</text:p>
      <text:p text:style-name="P38"/>
      <text:p text:style-name="P38">A pseudo example of usage:</text:p>
      <text:p text:style-name="P39"/>
      <text:p text:style-name="P39"/>
      <text:p text:style-name="P73"><text:soft-page-break/>...</text:p>
      <text:p text:style-name="P73">tag_detector = TagDetector()</text:p>
      <text:p text:style-name="P73">tag_detector.start()</text:p>
      <text:p text:style-name="P73">while(<text:span text:style-name="T16">running</text:span>):</text:p>
      <text:p text:style-name="P73"><text:tab/>new_results, tags_info = tag_detector.get_results()</text:p>
      <text:p text:style-name="P73"><text:tab/>if new_results and tags_info!=None:</text:p>
      <text:p text:style-name="P73"><text:tab/><text:tab/>tag_contours, tag_ids, tag_distances, tag_rotations = tags_info</text:p>
      <text:p text:style-name="P73"><text:tab/><text:tab/>… <text:span text:style-name="T16">use tag info </text:span><text:s/>…</text:p>
      <text:p text:style-name="P74"><text:span text:style-name="T23">tag_detector.shutdown()</text:span></text:p>
      <text:p text:style-name="P74"><text:span text:style-name="T23">...</text:span></text:p>
      <text:p text:style-name="P80"><text:span text:style-name="T22">Notice: to test use the script: </text:span><text:span text:style-name="T26">$ python &lt;&gt;/tools/camera_tools/standalone_test.py</text:span><text:span text:style-name="T22"> .</text:span></text:p>
      <text:p text:style-name="P6"/>
      <text:p text:style-name="P82"><text:bookmark text:name="_3whwml4"/>VI. Setting a Raspberry</text:p>
      <text:p text:style-name="P2"/>
      <text:p text:style-name="P2"><text:tab/>Most of the raspberries are already configured. But it may be necessary to set new rasperries when the time comes. Fortunately, this is easy.</text:p>
      <text:p text:style-name="P2"><text:tab/></text:p>
      <text:p text:style-name="P4"><text:span text:style-name="T1"><text:tab/>The first step is to write the default system image on the SD card. The newest images is present on the computer at: </text:span><text:span text:style-name="T3">~/rpiImage_pi3noXX_2016_12_15.img</text:span></text:p>
      <text:p text:style-name="P2">To write this image on the SD card, first find the devices mounted on the computer:</text:p>
      <text:p text:style-name="P9">~$ df -h</text:p>
      <text:p text:style-name="P4"><text:span text:style-name="T1">Then, find the partition on which the SD card is mounted. It should be listed as something as </text:span><text:span text:style-name="T3">/dev/sdc1 </text:span><text:span text:style-name="T1">and </text:span><text:span text:style-name="T3">/dev/sdc2.</text:span><text:span text:style-name="T1"> You can unmount the device by typing the following command:</text:span></text:p>
      <text:p text:style-name="P9">~$ umount /dev/sdc1 // If /dev/sdc1 is the partition on which the SD is mounted</text:p>
      <text:p text:style-name="P2"/>
      <text:p text:style-name="P2"><text:tab/>You can then copy the system image on the SD by using the following command:</text:p>
      <text:p text:style-name="P9">~$ dcfldd bs=4M if=&lt;system_image&gt; of=&lt;partition&gt;</text:p>
      <text:p text:style-name="P2">This should take some time. If you need more information, please read https://www.raspberrypi.org/documentation/installation/installing-images/linux.md</text:p>
      <text:p text:style-name="P3"/>
      <text:p text:style-name="P4"><text:span text:style-name="T1"><text:tab/>As this image is copied to every raspberry, there are some changes that necessary to do so that each raspberry can be unique. First it is necessary to change the hostname of the raspberry. Each raspberry hostname should read as follows: </text:span><text:span text:style-name="T2">pi&lt;raspberry_version&gt;no&lt;raspberry_number&gt;</text:span><text:span text:style-name="T1">. For example, for the third raspberry pi 2, its hostname is </text:span><text:span text:style-name="T2">pi2no03</text:span><text:span text:style-name="T1">. Whatever the raspberry's version (2 or 3), please keep the raspberry numbers successive. To change the hostname of a raspberry, first modify the file </text:span><text:span text:style-name="T3">/etc/hosts</text:span><text:span text:style-name="T1">. Find the line that reads:</text:span></text:p>
      <text:p text:style-name="P9">127.0.1.1<text:tab/><text:tab/>raspberrypi</text:p>
      <text:p text:style-name="P4"><text:span text:style-name="T1">and change </text:span><text:span text:style-name="T3">raspberrypi</text:span><text:span text:style-name="T1"> by the new hostname. Then open the file </text:span><text:span text:style-name="T3">/etc/hostname</text:span><text:span text:style-name="T1"> and replace the hostname by this new hostname. </text:span></text:p>
      <text:p text:style-name="P2">You also need to change the machine-id so that each agent as an unique one. To do that, type the following command:</text:p>
      <text:p text:style-name="P9"><text:soft-page-break/>~$ dbus-uuidgen &gt; /var/lib/dbus/machine-id</text:p>
      <text:p text:style-name="P2"/>
      <text:p text:style-name="P2"><text:tab/>The system image may not have the last version of the code available on the git repository. As such, you need to pull the last version of the code from the git. There is a basic git account created to pull (and not push) code from the git. Its credentials are:</text:p>
      <text:list xml:id="list7503554379414752935" text:style-name="WWNum7">
        <text:list-item>
          <text:p text:style-name="P59"><text:span text:style-name="T2">Username: </text:span><text:span text:style-name="T1">ThymioPYPI</text:span></text:p>
        </text:list-item>
        <text:list-item>
          <text:p text:style-name="P59"><text:span text:style-name="T2">Password: </text:span><text:span text:style-name="T1">xxxxx (please ask Nicolas Bredeche)</text:span></text:p>
        </text:list-item>
      </text:list>
      <text:p text:style-name="P4"><text:span text:style-name="T1">Then, to pull the code move into the ~</text:span><text:span text:style-name="T3">/dev/thymioPYPI </text:span><text:span text:style-name="T1">directory and type the following command:</text:span></text:p>
      <text:p text:style-name="P9">$~ git pull origin master</text:p>
      <text:p text:style-name="Standard"/>
      <text:p text:style-name="P6"/>
      <text:p text:style-name="P33"><text:bookmark text:name="_2bn6wsx"/>VII. Files Location</text:p>
      <text:p text:style-name="P2"/>
      <text:p text:style-name="P2"><text:tab/>This section is used to summarize the location of the different files and folders on the thymioPYPI repository:</text:p>
      <text:list xml:id="list5606867076094686870" text:style-name="WWNum9">
        <text:list-item>
          <text:p text:style-name="P60"><text:span text:style-name="T10">thymioPYPI/OctoPY</text:span><text:span text:style-name="T1"> contains all the files used by the OctoPY framework</text:span></text:p>
          <text:list>
            <text:list-item>
              <text:p text:style-name="P77"><text:span text:style-name="T11">.</text:span><text:span text:style-name="T10">/controllers</text:span><text:span text:style-name="T1">: contains the controllers and their configurations files</text:span></text:p>
            </text:list-item>
            <text:list-item>
              <text:p text:style-name="P77"><text:span text:style-name="T10">./log</text:span><text:span text:style-name="T1">: contains a log of all commands typed in OctoPY when launched with the -L argument</text:span></text:p>
            </text:list-item>
            <text:list-item>
              <text:p text:style-name="P77"><text:span text:style-name="T3">.</text:span><text:span text:style-name="T10">/rpifiles</text:span><text:span text:style-name="T1">: folder containing all the files that are supposed to be used on the raspberries</text:span></text:p>
              <text:list>
                <text:list-item>
                  <text:p text:style-name="P79"><text:span text:style-name="T3">.</text:span><text:span text:style-name="T10">/experiments</text:span><text:span text:style-name="T1">: contains the experiments and their configurations files</text:span></text:p>
                </text:list-item>
                <text:list-item>
                  <text:p text:style-name="P79"><text:span text:style-name="T3">.</text:span><text:span text:style-name="T10">/filesNetworking</text:span><text:span text:style-name="T1">: folder containing a copy of all the files that are used to configure the network.</text:span></text:p>
                </text:list-item>
                <text:list-item>
                  <text:p text:style-name="P79"><text:span text:style-name="T11">./log</text:span><text:span text:style-name="T1">: contains the log of the part of OctoPY that runs on the raspberry as well as the experiments log.</text:span></text:p>
                </text:list-item>
                <text:list-item>
                  <text:p text:style-name="P79"><text:span text:style-name="T11">./standAlone</text:span><text:span text:style-name="T1">: projects or pieces of code that run independently of OctoPY (they are not <text:s/>experiments so you need to manually launch them from a ssh connexion)</text:span></text:p>
                </text:list-item>
                <text:list-item>
                  <text:p text:style-name="P79"><text:span text:style-name="T11">./tools</text:span><text:span text:style-name="T1">: contains small APIs that can be used in your experiments</text:span></text:p>
                </text:list-item>
              </text:list>
            </text:list-item>
          </text:list>
        </text:list-item>
      </text:list>
      <text:p text:style-name="P31"/>
      <text:list xml:id="list102254919844185" text:continue-numbering="true" text:style-name="WWNum9">
        <text:list-item>
          <text:p text:style-name="P63">Every other folder contains project from students who have worked with the Thymios (but not necessarily using OctoPY)</text:p>
          <text:list>
            <text:list-item>
              <text:p text:style-name="P77"><text:span text:style-name="T10">thymioPYPI/p_androide-SOTO_SHAMS</text:span><text:span text:style-name="T3">: </text:span><text:span text:style-name="T1">M1 ANDROIDE project. They upgraded OctoPY and used it to implement Embodied and Distributed evolutionary algortihms (experiments FollowLightGen and FollowLightGenOnline) </text:span></text:p>
            </text:list-item>
            <text:list-item>
              <text:p text:style-name="P77"><text:span text:style-name="T10">thymioPYPI/robocologieimage</text:span><text:span text:style-name="T1">: source code for the tracking and monitoring software.</text:span></text:p>
            </text:list-item>
            <text:list-item>
              <text:p text:style-name="P77"><text:span text:style-name="T10">thymioPYPI/RFID</text:span><text:span text:style-name="T1">: simple test code to use the bar scanners.</text:span></text:p>
            </text:list-item>
            <text:list-item>
              <text:p text:style-name="P77"><text:span text:style-name="T10">thymioPYPI</text:span><text:span text:style-name="T11">/</text:span><text:span text:style-name="T10">TagRecognition</text:span><text:span text:style-name="T1">: source code and data for tag recognition. Most of the useful code is also present in thymioPYPI/OctoPY/rpifiles/standAlone/TagRecognition.</text:span></text:p>
            </text:list-item>
          </text:list>
        </text:list-item>
      </text:list>
      <text:p text:style-name="Standard"/>
      <text:p text:style-name="P20"/>
      <text:p text:style-name="P82"><text:bookmark text:name="_qsh70q"/>VIII. Manual History</text:p>
      <text:p text:style-name="P2"/>
      <text:p text:style-name="P2"><text:tab/>This section keeps history of every modification of the manual.</text:p>
      <text:list xml:id="list3184160141682019060" text:style-name="WWNum10">
        <text:list-item>
          <text:p text:style-name="P61"><text:span text:style-name="T1">05/02/2017 : 'put' and 'get' commands added at the end of the section </text:span><text:span text:style-name="T3">Commands</text:span><text:span text:style-name="T1"> of </text:span><text:span text:style-name="T2">II. OctoPY</text:span><text:span text:style-name="T1">. Paragraph of introduction in </text:span><text:span text:style-name="T2">III. Experiment</text:span><text:span text:style-name="T1"> changed accordingly.</text:span></text:p>
        </text:list-item>
        <text:list-item>
          <text:p text:style-name="P61"><text:span text:style-name="T1">06/02/2017 : instructions to run the </text:span><text:span text:style-name="T3">net_conf.sh </text:span><text:span text:style-name="T1">script added in the section </text:span><text:span text:style-name="T3">Central PC</text:span><text:span text:style-name="T1"> of </text:span><text:span text:style-name="T2">I. Network.</text:span></text:p>
        </text:list-item>
        <text:list-item>
          <text:p text:style-name="P61"><text:span text:style-name="T1">20/03/2017 : instructions to get accelerometer values added in the section S</text:span><text:span text:style-name="T3">ending instructions to the Thymio </text:span><text:span text:style-name="T1">of </text:span><text:span text:style-name="T2">III. Experiments.</text:span></text:p>
        </text:list-item>
        <text:list-item>
          <text:p text:style-name="P61"><text:span text:style-name="T1">07/05/2017 : instructions to stop a controller added in </text:span><text:span text:style-name="T2">II. OctoPY</text:span><text:span text:style-name="T1"> → Commands → Launch</text:span></text:p>
        </text:list-item>
        <text:list-item>
          <text:p text:style-name="P61"><text:span text:style-name="T1">09/05/2017 : instructions send 5 updated in </text:span><text:span text:style-name="T2">II. OctoPY</text:span><text:span text:style-name="T1"> → Commands → send + examples added in S</text:span><text:span text:style-name="T3">endings instruction to the Thymio</text:span><text:span text:style-name="T1"> in <text:s/></text:span><text:span text:style-name="T2">III. Experiments</text:span></text:p>
        </text:list-item>
        <text:list-item>
          <text:p text:style-name="P61"><text:span text:style-name="T1">11/05/2017 : <text:s/></text:span><text:span text:style-name="T2">VI. Files locations</text:span><text:span text:style-name="T1"> updated, </text:span><text:span text:style-name="T2">VIII. Appendices</text:span><text:span text:style-name="T1"> added, </text:span><text:span text:style-name="T2">III. Experiments </text:span><text:span text:style-name="T1">→ Tools added</text:span></text:p>
        </text:list-item>
      </text:list>
      <text:p text:style-name="P48"><text:tab/>1<text:span text:style-name="T25">8</text:span>/05/2017 : <text:s text:c="2"/><text:span text:style-name="T12">VI. Files locations</text:span> updated to <text:span text:style-name="T12">VII</text:span>, <text:span text:style-name="T12">VIII. Appendices</text:span> updeted to <text:span text:style-name="T12">IX</text:span>, <text:span text:style-name="T12">V.</text:span></text:p>
      <text:p text:style-name="P40"><text:tab/><text:span text:style-name="T14">Camera Tools </text:span>→ added</text:p>
      <text:p text:style-name="P40"/>
      <text:p text:style-name="P50"><text:tab/><text:span text:style-name="T25">29</text:span>/05/2017 : <text:s/><text:span text:style-name="T20"><text:s/>V. Camera Tools</text:span> <text:span text:style-name="T28">updated, </text:span><text:span text:style-name="T12"><text:s/>Appendice</text:span><text:span text:style-name="T13">s 3 </text:span>→ added</text:p>
      <text:p text:style-name="P30"/>
      <text:p text:style-name="P33"><text:bookmark text:name="_3as4poj"/>IX<text:span text:style-name="T19">. Appendices</text:span></text:p>
      <text:p text:style-name="P2"/>
      <text:p text:style-name="P85"><text:bookmark text:name="_1pxezwc"/>Appendice 1: OctoPY diagram</text:p>
      <text:p text:style-name="P2"/>
      <text:p text:style-name="P4"><draw:frame draw:style-name="fr1" draw:name="image2.png" text:anchor-type="as-char" svg:width="6.6929in" svg:height="3.8752in" draw:z-index="1"><draw:image/><svg:desc>NetPy2.png</svg:desc></draw:frame></text:p>
      <text:p text:style-name="P43">Illustration 2: Full diagram of the OctoPY framework</text:p>
      <text:p text:style-name="P85"><text:bookmark text:name="_49x2ik5"/>Appendice 2: In case of emergency</text:p>
      <text:p text:style-name="P2"/>
      <text:p text:style-name="P2">If your having big troubles when trying to start a simulation and you already tried to send 5 and send 0 again you can either reboot the raspberry or try the following sequence :</text:p>
      <text:p text:style-name="P9">~$ ssh pi@&lt;IP address&gt; <text:s/>// connect to the raspberry that causes the problems</text:p>
      <text:p text:style-name="P9">~ $ ps aux</text:p>
      <text:p text:style-name="P9">// In the list, look for the PIDs of process whose owner is PI and corresponding to :</text:p>
      <text:p text:style-name="P9">// – MainController.py</text:p>
      <text:p text:style-name="P9">// – Asebamedulla</text:p>
      <text:p text:style-name="P9">// – Any ssh connection that is not the one you are using right know</text:p>
      <text:p text:style-name="P9"><text:soft-page-break/>~ $ kill &lt;list of PIDs you just determined&gt;</text:p>
      <text:p text:style-name="Text_20_body"/>
      <text:p text:style-name="P86">Appendice3: Generate tags.</text:p>
      <text:p text:style-name="P38"/>
      <text:p text:style-name="P80">Use the utility script <text:span text:style-name="T27">OctoPY/rpifiles/tools/camera_tools/genetate_tags.py</text:span></text:p>
      <text:p text:style-name="P81">usage1: python generate_tag.py [number between 0-2^9 -1]: <text:span text:style-name="T25">generate a single svg file.</text:span></text:p>
      <text:p text:style-name="P81">usage2: python generate_tag.py <text:span text:style-name="T25">[</text:span>all<text:span text:style-name="T25">]</text:span>: <text:span text:style-name="T25">generate</text:span> 2<text:span text:style-name="T25">pow</text:span>9 tags in .svg <text:s/>6 <text:span text:style-name="T25">tags </text:span>x file to fit an A4 sheet.</text:p>
      <text:p text:style-name="P80">All files will be generated in the same directory of th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bin" svg:font-family="Cabin" style:font-pitch="variable"/>
    <style:font-face style:name="cmex10" svg:font-family="cmex10" style:font-pitch="variable"/>
    <style:font-face style:name="rsfs10" svg:font-family="rsfs10"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thJax_SansSerif1" svg:font-family="MathJax_Sans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style:contextual-spacing="false" fo:line-height="1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4.5pt" fo:font-style="normal" style:text-underline-style="none" fo:font-weight="bold" style:font-name-asian="Liberation Sans1" style:font-family-asian="'Liberation Sans'" style:font-family-generic-asian="system" style:font-pitch-asian="variable" style:font-size-asian="24.5pt" style:font-style-asian="normal" style:font-weight-asian="bold" style:font-name-complex="Liberation Sans1" style:font-family-complex="'Liberation Sans'" style:font-family-generic-complex="system" style:font-pitch-complex="variable" style:font-size-complex="24.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0" fo:widows="0" fo:text-indent="0in" style:auto-text-indent="false" fo:keep-with-next="always"/>
      <style:text-properties fo:font-variant="normal" fo:text-transform="none" fo:color="#80808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style:contextual-spacing="false" fo:line-height="100%" fo:text-align="center"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style:contextual-spacing="false" fo:line-height="100%" fo:text-align="center"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Footer"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 style:display-name="ListLabel 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5" style:display-name="ListLabel 75"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7" style:display-name="ListLabel 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9" style:display-name="ListLabel 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1" style:display-name="ListLabel 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2" style:display-name="ListLabel 82"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5" style:display-name="ListLabel 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7" style:display-name="ListLabel 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1" style:display-name="ListLabel 91"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8" style:display-name="ListLabel 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9" style:display-name="ListLabel 9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fo:font-size="12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3" style:display-name="ListLabel 10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5" style:display-name="ListLabel 1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7" style:display-name="ListLabel 1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47"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56"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65"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4"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75"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76"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77"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78"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9"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0"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81"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83"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84"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85"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8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87"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8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9"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0"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margin-left="0.3in"/>
        </style:list-level-properties>
      </text:list-level-style-number>
      <text:list-level-style-number text:level="2" style:num-suffix="​" style:num-format="">
        <style:list-level-properties text:list-level-position-and-space-mode="label-alignment">
          <style:list-level-label-alignment text:label-followed-by="listtab" fo:margin-left="0.4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6in"/>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9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9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9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9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9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9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9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01"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02"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03"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0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05"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0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07"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0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WWNum11">
      <style:paragraph-properties fo:margin-left="1.1in" fo:margin-right="0in" fo:margin-top="0in" fo:margin-bottom="0.7874in" style:contextual-spacing="false" fo:line-height="100%" fo:text-align="center" style:justify-single-word="false" fo:keep-together="auto" fo:orphans="0" fo:widows="0" fo:text-indent="-1.1in" style:auto-text-indent="false" fo:keep-with-next="auto">
        <style:tab-stops>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24705"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6791in" fo:margin-left="0in" fo:margin-right="0in" fo:margin-top="0.6398in" style:dynamic-spacing="true"/>
      </style:footer-style>
    </style:page-layout>
  </office:automatic-styles>
  <office:master-styles>
    <style:master-page style:name="Standard" style:page-layout-name="Mpm1">
      <style:footer>
        <text:list xml:id="list6603931158766426043" text:style-name="WWNum11">
          <text:list-item>
            <text:list>
              <text:list-item>
                <text:list>
                  <text:list-item>
                    <text:list>
                      <text:list-item>
                        <text:list>
                          <text:list-item>
                            <text:list>
                              <text:list-item>
                                <text:list>
                                  <text:list-item>
                                    <text:list>
                                      <text:list-item>
                                        <text:list>
                                          <text:list-item>
                                            <text:p text:style-name="MP1"><text:page-number text:select-page="current">26</text:page-number></text:p>
                                          </text:list-item>
                                        </text:list>
                                      </text:list-item>
                                    </text:list>
                                  </text:list-item>
                                </text:list>
                              </text:list-item>
                            </text:list>
                          </text:list-item>
                        </text:list>
                      </text:list-item>
                    </text:list>
                  </text:list-item>
                </text:list>
              </text:list-item>
            </text:list>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5-29T10:22:53.138510763</dc:date>
    <meta:editing-duration>PT1M1S</meta:editing-duration>
    <meta:editing-cycles>2</meta:editing-cycles>
    <meta:document-statistic meta:table-count="1" meta:image-count="2" meta:object-count="0" meta:page-count="26" meta:paragraph-count="379" meta:word-count="4534" meta:character-count="29416" meta:non-whitespace-character-count="25134"/>
  </office:meta>
</office:document-meta>
</file>